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2db8" officeooo:paragraph-rsid="001d2db8"/>
    </style:style>
    <style:style style:name="P2" style:family="paragraph" style:parent-style-name="Standard">
      <style:text-properties officeooo:rsid="001e75c3" officeooo:paragraph-rsid="001d2db8"/>
    </style:style>
    <style:style style:name="P3" style:family="paragraph" style:parent-style-name="Standard">
      <style:text-properties officeooo:rsid="001e75c3" officeooo:paragraph-rsid="001e75c3"/>
    </style:style>
    <style:style style:name="P4" style:family="paragraph" style:parent-style-name="Standard">
      <style:text-properties officeooo:rsid="001e75c3" officeooo:paragraph-rsid="00246cfc"/>
    </style:style>
    <style:style style:name="P5" style:family="paragraph" style:parent-style-name="Standard">
      <style:text-properties officeooo:rsid="001e75c3" officeooo:paragraph-rsid="00934a01"/>
    </style:style>
    <style:style style:name="P6" style:family="paragraph" style:parent-style-name="Standard">
      <style:text-properties officeooo:rsid="001e75c3" officeooo:paragraph-rsid="011a14b3"/>
    </style:style>
    <style:style style:name="P7" style:family="paragraph" style:parent-style-name="Standard">
      <style:text-properties officeooo:rsid="001e75c3" officeooo:paragraph-rsid="0190698c"/>
    </style:style>
    <style:style style:name="P8" style:family="paragraph" style:parent-style-name="Standard">
      <style:text-properties officeooo:rsid="001e75c3" officeooo:paragraph-rsid="01b446d3"/>
    </style:style>
    <style:style style:name="P9" style:family="paragraph" style:parent-style-name="Standard">
      <style:text-properties officeooo:rsid="001e75c3" officeooo:paragraph-rsid="01cc12ed"/>
    </style:style>
    <style:style style:name="P10" style:family="paragraph" style:parent-style-name="Standard">
      <style:text-properties officeooo:rsid="001e75c3" officeooo:paragraph-rsid="01d47796"/>
    </style:style>
    <style:style style:name="P11" style:family="paragraph" style:parent-style-name="Standard">
      <style:text-properties officeooo:rsid="001e75c3" officeooo:paragraph-rsid="01dba897"/>
    </style:style>
    <style:style style:name="P12" style:family="paragraph" style:parent-style-name="Standard">
      <style:text-properties officeooo:rsid="001e75c3" officeooo:paragraph-rsid="021e6867"/>
    </style:style>
    <style:style style:name="P13" style:family="paragraph" style:parent-style-name="Standard">
      <style:text-properties officeooo:rsid="001e75c3" officeooo:paragraph-rsid="022fcd5f"/>
    </style:style>
    <style:style style:name="P14" style:family="paragraph" style:parent-style-name="Standard">
      <style:text-properties officeooo:rsid="001e75c3" officeooo:paragraph-rsid="0237c829"/>
    </style:style>
    <style:style style:name="P15" style:family="paragraph" style:parent-style-name="Standard">
      <style:text-properties officeooo:rsid="001e75c3" officeooo:paragraph-rsid="024921fa"/>
    </style:style>
    <style:style style:name="P16" style:family="paragraph" style:parent-style-name="Standard">
      <style:text-properties officeooo:rsid="001e75c3" officeooo:paragraph-rsid="0251b8e8"/>
    </style:style>
    <style:style style:name="P17" style:family="paragraph" style:parent-style-name="Standard">
      <style:text-properties officeooo:rsid="001e75c3" officeooo:paragraph-rsid="025560e5"/>
    </style:style>
    <style:style style:name="P18" style:family="paragraph" style:parent-style-name="Standard">
      <style:text-properties officeooo:rsid="001e75c3" officeooo:paragraph-rsid="0261fcdf"/>
    </style:style>
    <style:style style:name="P19" style:family="paragraph" style:parent-style-name="Standard">
      <style:text-properties officeooo:rsid="001e75c3" officeooo:paragraph-rsid="0270f76f"/>
    </style:style>
    <style:style style:name="P20" style:family="paragraph" style:parent-style-name="Standard">
      <style:text-properties officeooo:rsid="001e75c3" officeooo:paragraph-rsid="02f54f81"/>
    </style:style>
    <style:style style:name="P21" style:family="paragraph" style:parent-style-name="Standard">
      <style:text-properties officeooo:rsid="001e75c3" officeooo:paragraph-rsid="02f90be1"/>
    </style:style>
    <style:style style:name="P22" style:family="paragraph" style:parent-style-name="Standard">
      <style:text-properties officeooo:rsid="001e75c3" officeooo:paragraph-rsid="037dc99e"/>
    </style:style>
    <style:style style:name="P23" style:family="paragraph" style:parent-style-name="Standard">
      <style:text-properties officeooo:rsid="001e75c3" officeooo:paragraph-rsid="03e16178"/>
    </style:style>
    <style:style style:name="P24" style:family="paragraph" style:parent-style-name="Standard">
      <style:text-properties officeooo:rsid="001e75c3" officeooo:paragraph-rsid="042c0851"/>
    </style:style>
    <style:style style:name="P25" style:family="paragraph" style:parent-style-name="Standard">
      <style:text-properties officeooo:rsid="001e75c3" officeooo:paragraph-rsid="04301b53"/>
    </style:style>
    <style:style style:name="P26" style:family="paragraph" style:parent-style-name="Standard">
      <style:text-properties fo:font-weight="bold" officeooo:rsid="001e75c3" officeooo:paragraph-rsid="0270f76f" style:font-weight-asian="bold" style:font-weight-complex="bold"/>
    </style:style>
    <style:style style:name="P27" style:family="paragraph" style:parent-style-name="Standard">
      <style:text-properties fo:font-weight="bold" officeooo:rsid="001e75c3" officeooo:paragraph-rsid="0285ad6a" style:font-weight-asian="bold" style:font-weight-complex="bold"/>
    </style:style>
    <style:style style:name="P28" style:family="paragraph" style:parent-style-name="Standard">
      <style:text-properties fo:font-weight="bold" officeooo:rsid="001e75c3" officeooo:paragraph-rsid="02c8cb74" style:font-weight-asian="bold" style:font-weight-complex="bold"/>
    </style:style>
    <style:style style:name="P29" style:family="paragraph" style:parent-style-name="Standard">
      <style:text-properties fo:font-weight="bold" officeooo:rsid="001e75c3" officeooo:paragraph-rsid="03913595" style:font-weight-asian="bold" style:font-weight-complex="bold"/>
    </style:style>
    <style:style style:name="P30" style:family="paragraph" style:parent-style-name="Standard">
      <style:text-properties fo:font-weight="bold" officeooo:rsid="010e57b1" officeooo:paragraph-rsid="010e57b1" style:font-weight-asian="bold" style:font-weight-complex="bold"/>
    </style:style>
    <style:style style:name="P31" style:family="paragraph" style:parent-style-name="Standard">
      <style:text-properties fo:font-weight="bold" officeooo:rsid="01148c7f" officeooo:paragraph-rsid="0270f76f" style:font-weight-asian="bold" style:font-weight-complex="bold"/>
    </style:style>
    <style:style style:name="P32" style:family="paragraph" style:parent-style-name="Standard">
      <style:text-properties fo:font-weight="bold" officeooo:rsid="01b446d3" officeooo:paragraph-rsid="01b446d3" style:font-weight-asian="bold" style:font-weight-complex="bold"/>
    </style:style>
    <style:style style:name="P33" style:family="paragraph" style:parent-style-name="Standard">
      <style:text-properties fo:font-weight="bold" officeooo:rsid="01ab7a08" officeooo:paragraph-rsid="01b446d3" style:font-weight-asian="bold" style:font-weight-complex="bold"/>
    </style:style>
    <style:style style:name="P34" style:family="paragraph" style:parent-style-name="Standard">
      <style:text-properties fo:font-weight="bold" officeooo:rsid="01c90486" officeooo:paragraph-rsid="01c90486" style:font-weight-asian="bold" style:font-weight-complex="bold"/>
    </style:style>
    <style:style style:name="P35" style:family="paragraph" style:parent-style-name="Standard">
      <style:text-properties fo:font-weight="bold" officeooo:rsid="01c5d965" officeooo:paragraph-rsid="01cc12ed" style:font-weight-asian="bold" style:font-weight-complex="bold"/>
    </style:style>
    <style:style style:name="P36" style:family="paragraph" style:parent-style-name="Standard">
      <style:text-properties fo:font-weight="bold" officeooo:rsid="0247db35" officeooo:paragraph-rsid="0247db35" style:font-weight-asian="bold" style:font-weight-complex="bold"/>
    </style:style>
    <style:style style:name="P37" style:family="paragraph" style:parent-style-name="Standard">
      <style:text-properties fo:font-weight="bold" officeooo:rsid="026d87cc" officeooo:paragraph-rsid="0270f76f" style:font-weight-asian="bold" style:font-weight-complex="bold"/>
    </style:style>
    <style:style style:name="P38" style:family="paragraph" style:parent-style-name="Standard">
      <style:text-properties fo:font-weight="bold" officeooo:rsid="0271eb04" officeooo:paragraph-rsid="0271eb04" style:font-weight-asian="bold" style:font-weight-complex="bold"/>
    </style:style>
    <style:style style:name="P39" style:family="paragraph" style:parent-style-name="Standard">
      <style:text-properties fo:font-weight="bold" officeooo:rsid="02790cc4" officeooo:paragraph-rsid="02790cc4" style:font-weight-asian="bold" style:font-weight-complex="bold"/>
    </style:style>
    <style:style style:name="P40" style:family="paragraph" style:parent-style-name="Standard">
      <style:text-properties fo:font-weight="bold" officeooo:rsid="0285ad6a" officeooo:paragraph-rsid="0285ad6a" style:font-weight-asian="bold" style:font-weight-complex="bold"/>
    </style:style>
    <style:style style:name="P41" style:family="paragraph" style:parent-style-name="Standard">
      <style:text-properties fo:font-weight="bold" officeooo:rsid="02882397" officeooo:paragraph-rsid="02882397" style:font-weight-asian="bold" style:font-weight-complex="bold"/>
    </style:style>
    <style:style style:name="P42" style:family="paragraph" style:parent-style-name="Standard">
      <style:text-properties fo:font-weight="bold" officeooo:rsid="02882397" officeooo:paragraph-rsid="03ac324c" style:font-weight-asian="bold" style:font-weight-complex="bold"/>
    </style:style>
    <style:style style:name="P43" style:family="paragraph" style:parent-style-name="Standard">
      <style:text-properties fo:font-weight="bold" officeooo:rsid="029364fb" officeooo:paragraph-rsid="029364fb" style:font-weight-asian="bold" style:font-weight-complex="bold"/>
    </style:style>
    <style:style style:name="P44" style:family="paragraph" style:parent-style-name="Standard">
      <style:text-properties fo:font-weight="bold" officeooo:rsid="02c8cb74" officeooo:paragraph-rsid="02c8cb74" style:font-weight-asian="bold" style:font-weight-complex="bold"/>
    </style:style>
    <style:style style:name="P45" style:family="paragraph" style:parent-style-name="Standard">
      <style:text-properties fo:font-weight="bold" officeooo:rsid="02ca9339" officeooo:paragraph-rsid="02ca9339" style:font-weight-asian="bold" style:font-weight-complex="bold"/>
    </style:style>
    <style:style style:name="P46" style:family="paragraph" style:parent-style-name="Standard">
      <style:text-properties fo:font-weight="bold" officeooo:rsid="031b9348" officeooo:paragraph-rsid="021e6867" style:font-weight-asian="bold" style:font-weight-complex="bold"/>
    </style:style>
    <style:style style:name="P47" style:family="paragraph" style:parent-style-name="Standard">
      <style:text-properties fo:font-weight="bold" officeooo:rsid="031b9348" officeooo:paragraph-rsid="04315780" style:font-weight-asian="bold" style:font-weight-complex="bold"/>
    </style:style>
    <style:style style:name="P48" style:family="paragraph" style:parent-style-name="Standard">
      <style:text-properties fo:font-weight="bold" officeooo:rsid="035404f9" officeooo:paragraph-rsid="0358c9db" style:font-weight-asian="bold" style:font-weight-complex="bold"/>
    </style:style>
    <style:style style:name="P49" style:family="paragraph" style:parent-style-name="Standard">
      <style:text-properties fo:font-weight="bold" officeooo:rsid="036aef3f" officeooo:paragraph-rsid="036aef3f" style:font-weight-asian="bold" style:font-weight-complex="bold"/>
    </style:style>
    <style:style style:name="P50" style:family="paragraph" style:parent-style-name="Standard">
      <style:text-properties fo:font-weight="bold" officeooo:rsid="036d3ecc" officeooo:paragraph-rsid="03eb4cd1" style:font-weight-asian="bold" style:font-weight-complex="bold"/>
    </style:style>
    <style:style style:name="P51" style:family="paragraph" style:parent-style-name="Standard">
      <style:text-properties fo:font-weight="bold" officeooo:rsid="038a850c" officeooo:paragraph-rsid="03eb4cd1" style:font-weight-asian="bold" style:font-weight-complex="bold"/>
    </style:style>
    <style:style style:name="P52" style:family="paragraph" style:parent-style-name="Standard">
      <style:text-properties fo:font-weight="bold" officeooo:rsid="039280d8" officeooo:paragraph-rsid="039280d8" style:font-weight-asian="bold" style:font-weight-complex="bold"/>
    </style:style>
    <style:style style:name="P53" style:family="paragraph" style:parent-style-name="Standard">
      <style:text-properties fo:font-weight="bold" officeooo:rsid="03ad5963" officeooo:paragraph-rsid="03ad5963" style:font-weight-asian="bold" style:font-weight-complex="bold"/>
    </style:style>
    <style:style style:name="P54" style:family="paragraph" style:parent-style-name="Standard">
      <style:text-properties fo:font-weight="bold" officeooo:rsid="03e5e826" officeooo:paragraph-rsid="03e5e826" style:font-weight-asian="bold" style:font-weight-complex="bold"/>
    </style:style>
    <style:style style:name="P55" style:family="paragraph" style:parent-style-name="Standard">
      <style:text-properties fo:font-weight="bold" officeooo:rsid="03e6c809" officeooo:paragraph-rsid="03e6c809" style:font-weight-asian="bold" style:font-weight-complex="bold"/>
    </style:style>
    <style:style style:name="P56" style:family="paragraph" style:parent-style-name="Standard">
      <style:text-properties fo:font-weight="bold" officeooo:rsid="03e735bb" officeooo:paragraph-rsid="03e735bb" style:font-weight-asian="bold" style:font-weight-complex="bold"/>
    </style:style>
    <style:style style:name="P57" style:family="paragraph" style:parent-style-name="Standard">
      <style:text-properties fo:font-weight="bold" officeooo:rsid="03e88467" officeooo:paragraph-rsid="03eb4cd1" style:font-weight-asian="bold" style:font-weight-complex="bold"/>
    </style:style>
    <style:style style:name="P58" style:family="paragraph" style:parent-style-name="Standard">
      <style:text-properties fo:font-weight="bold" officeooo:rsid="03f102fd" officeooo:paragraph-rsid="04044855" style:font-weight-asian="bold" style:font-weight-complex="bold"/>
    </style:style>
    <style:style style:name="P59" style:family="paragraph" style:parent-style-name="Standard">
      <style:text-properties fo:font-weight="bold" officeooo:rsid="0419f77c" officeooo:paragraph-rsid="0419f77c" style:font-weight-asian="bold" style:font-weight-complex="bold"/>
    </style:style>
    <style:style style:name="P60" style:family="paragraph" style:parent-style-name="Standard">
      <style:text-properties fo:font-weight="bold" officeooo:rsid="042b89cf" officeooo:paragraph-rsid="042b89cf" style:font-weight-asian="bold" style:font-weight-complex="bold"/>
    </style:style>
    <style:style style:name="P61" style:family="paragraph" style:parent-style-name="Standard">
      <style:text-properties fo:font-weight="bold" officeooo:rsid="04318928" officeooo:paragraph-rsid="043d6c9b" style:font-weight-asian="bold" style:font-weight-complex="bold"/>
    </style:style>
    <style:style style:name="P62" style:family="paragraph" style:parent-style-name="Standard">
      <style:text-properties fo:font-weight="normal" officeooo:rsid="001e75c3" officeooo:paragraph-rsid="0270f76f" style:font-weight-asian="normal" style:font-weight-complex="normal"/>
    </style:style>
    <style:style style:name="P63" style:family="paragraph" style:parent-style-name="Standard">
      <style:text-properties fo:font-weight="normal" officeooo:rsid="001e75c3" officeooo:paragraph-rsid="02790cc4" style:font-weight-asian="normal" style:font-weight-complex="normal"/>
    </style:style>
    <style:style style:name="P64" style:family="paragraph" style:parent-style-name="Standard">
      <style:text-properties fo:font-weight="normal" officeooo:rsid="001e75c3" officeooo:paragraph-rsid="02f54f81" style:font-weight-asian="normal" style:font-weight-complex="normal"/>
    </style:style>
    <style:style style:name="P65" style:family="paragraph" style:parent-style-name="Standard">
      <style:text-properties fo:font-weight="normal" officeooo:rsid="001e75c3" officeooo:paragraph-rsid="0358c9db" style:font-weight-asian="normal" style:font-weight-complex="normal"/>
    </style:style>
    <style:style style:name="P66" style:family="paragraph" style:parent-style-name="Standard">
      <style:text-properties fo:font-weight="normal" officeooo:rsid="017ac45f" officeooo:paragraph-rsid="018a3c8d" style:font-weight-asian="normal" style:font-weight-complex="normal"/>
    </style:style>
    <style:style style:name="P67" style:family="paragraph" style:parent-style-name="Standard">
      <style:text-properties fo:font-weight="normal" officeooo:rsid="027bd7ca" officeooo:paragraph-rsid="027bd7ca" style:font-weight-asian="normal" style:font-weight-complex="normal"/>
    </style:style>
    <style:style style:name="P68" style:family="paragraph" style:parent-style-name="Standard">
      <style:text-properties fo:font-weight="normal" officeooo:rsid="02958287" officeooo:paragraph-rsid="02958287" style:font-weight-asian="normal" style:font-weight-complex="normal"/>
    </style:style>
    <style:style style:name="P69" style:family="paragraph" style:parent-style-name="Standard">
      <style:text-properties fo:font-weight="normal" officeooo:rsid="035af351" officeooo:paragraph-rsid="035af351" style:font-weight-asian="normal" style:font-weight-complex="normal"/>
    </style:style>
    <style:style style:name="P70" style:family="paragraph" style:parent-style-name="Standard">
      <style:text-properties fo:font-weight="normal" officeooo:rsid="03a35b6f" officeooo:paragraph-rsid="03a35b6f" style:font-weight-asian="normal" style:font-weight-complex="normal"/>
    </style:style>
    <style:style style:name="P71" style:family="paragraph" style:parent-style-name="Standard">
      <style:text-properties officeooo:paragraph-rsid="002a2eda"/>
    </style:style>
    <style:style style:name="P72" style:family="paragraph" style:parent-style-name="Standard">
      <style:text-properties officeooo:rsid="008feacd" officeooo:paragraph-rsid="00c51bab"/>
    </style:style>
    <style:style style:name="P73" style:family="paragraph" style:parent-style-name="Standard">
      <style:text-properties officeooo:paragraph-rsid="00959b20"/>
    </style:style>
    <style:style style:name="P74" style:family="paragraph" style:parent-style-name="Standard">
      <style:text-properties officeooo:rsid="00fb5e91" officeooo:paragraph-rsid="00fb5e91"/>
    </style:style>
    <style:style style:name="P75" style:family="paragraph" style:parent-style-name="Standard">
      <style:text-properties officeooo:rsid="010f0888" officeooo:paragraph-rsid="0270f76f"/>
    </style:style>
    <style:style style:name="P76" style:family="paragraph" style:parent-style-name="Standard">
      <style:text-properties officeooo:rsid="016251fd" officeooo:paragraph-rsid="0270f76f"/>
    </style:style>
    <style:style style:name="P77" style:family="paragraph" style:parent-style-name="Standard">
      <style:text-properties officeooo:rsid="01685e29" officeooo:paragraph-rsid="01685e29"/>
    </style:style>
    <style:style style:name="P78" style:family="paragraph" style:parent-style-name="Standard">
      <style:text-properties officeooo:rsid="01685e29" officeooo:paragraph-rsid="0270f76f"/>
    </style:style>
    <style:style style:name="P79" style:family="paragraph" style:parent-style-name="Standard">
      <style:text-properties officeooo:rsid="0178e1a1" officeooo:paragraph-rsid="018a3c8d"/>
    </style:style>
    <style:style style:name="P80" style:family="paragraph" style:parent-style-name="Standard">
      <style:text-properties officeooo:rsid="0190698c" officeooo:paragraph-rsid="0190698c"/>
    </style:style>
    <style:style style:name="P81" style:family="paragraph" style:parent-style-name="Standard">
      <style:text-properties officeooo:rsid="019a3706" officeooo:paragraph-rsid="01a36a87"/>
    </style:style>
    <style:style style:name="P82" style:family="paragraph" style:parent-style-name="Standard">
      <style:text-properties officeooo:rsid="01ba8081" officeooo:paragraph-rsid="01ba8081"/>
    </style:style>
    <style:style style:name="P83" style:family="paragraph" style:parent-style-name="Standard">
      <style:text-properties officeooo:rsid="01bfa77a" officeooo:paragraph-rsid="01bfa77a"/>
    </style:style>
    <style:style style:name="P84" style:family="paragraph" style:parent-style-name="Standard">
      <style:text-properties officeooo:rsid="01cdd19c" officeooo:paragraph-rsid="01cdd19c"/>
    </style:style>
    <style:style style:name="P85" style:family="paragraph" style:parent-style-name="Standard">
      <style:text-properties officeooo:rsid="01dba897" officeooo:paragraph-rsid="01dba897"/>
    </style:style>
    <style:style style:name="P86" style:family="paragraph" style:parent-style-name="Standard">
      <style:text-properties officeooo:rsid="01e50612" officeooo:paragraph-rsid="01e50612"/>
    </style:style>
    <style:style style:name="P87" style:family="paragraph" style:parent-style-name="Standard">
      <style:text-properties officeooo:rsid="01f7ccc7" officeooo:paragraph-rsid="01f7ccc7"/>
    </style:style>
    <style:style style:name="P88" style:family="paragraph" style:parent-style-name="Standard">
      <style:text-properties officeooo:rsid="01fb232c" officeooo:paragraph-rsid="024921fa"/>
    </style:style>
    <style:style style:name="P89" style:family="paragraph" style:parent-style-name="Standard">
      <style:text-properties officeooo:rsid="021e6867" officeooo:paragraph-rsid="021e6867"/>
    </style:style>
    <style:style style:name="P90" style:family="paragraph" style:parent-style-name="Standard">
      <style:text-properties officeooo:rsid="021e6867" officeooo:paragraph-rsid="042c0851"/>
    </style:style>
    <style:style style:name="P91" style:family="paragraph" style:parent-style-name="Standard">
      <style:text-properties officeooo:rsid="022c7474" officeooo:paragraph-rsid="022fcd5f"/>
    </style:style>
    <style:style style:name="P92" style:family="paragraph" style:parent-style-name="Standard">
      <style:text-properties officeooo:rsid="023bf910" officeooo:paragraph-rsid="023bf910"/>
    </style:style>
    <style:style style:name="P93" style:family="paragraph" style:parent-style-name="Standard">
      <style:text-properties officeooo:rsid="0257be0e" officeooo:paragraph-rsid="0257be0e"/>
    </style:style>
    <style:style style:name="P94" style:family="paragraph" style:parent-style-name="Standard">
      <style:text-properties officeooo:rsid="0263a02b" officeooo:paragraph-rsid="0263a02b"/>
    </style:style>
    <style:style style:name="P95" style:family="paragraph" style:parent-style-name="Standard">
      <style:text-properties officeooo:rsid="02973a50" officeooo:paragraph-rsid="0298ff7f"/>
    </style:style>
    <style:style style:name="P96" style:family="paragraph" style:parent-style-name="Standard">
      <style:text-properties officeooo:rsid="0298ff7f" officeooo:paragraph-rsid="0298ff7f"/>
    </style:style>
    <style:style style:name="P97" style:family="paragraph" style:parent-style-name="Standard">
      <style:text-properties officeooo:rsid="02bff64c" officeooo:paragraph-rsid="02bff64c"/>
    </style:style>
    <style:style style:name="P98" style:family="paragraph" style:parent-style-name="Standard">
      <style:text-properties officeooo:rsid="02f60c24" officeooo:paragraph-rsid="02f60c24"/>
    </style:style>
    <style:style style:name="P99" style:family="paragraph" style:parent-style-name="Standard">
      <style:text-properties officeooo:rsid="02f60c24" officeooo:paragraph-rsid="038136d5"/>
    </style:style>
    <style:style style:name="P100" style:family="paragraph" style:parent-style-name="Standard">
      <style:text-properties officeooo:rsid="018742f4" officeooo:paragraph-rsid="018742f4"/>
    </style:style>
    <style:style style:name="P101" style:family="paragraph" style:parent-style-name="Standard">
      <style:text-properties officeooo:rsid="036d3ecc" officeooo:paragraph-rsid="036d3ecc"/>
    </style:style>
    <style:style style:name="P102" style:family="paragraph" style:parent-style-name="Standard">
      <style:text-properties officeooo:rsid="037fc67c" officeooo:paragraph-rsid="037fc67c"/>
    </style:style>
    <style:style style:name="P103" style:family="paragraph" style:parent-style-name="Standard">
      <style:text-properties officeooo:rsid="038bb220" officeooo:paragraph-rsid="038bb220"/>
    </style:style>
    <style:style style:name="P104" style:family="paragraph" style:parent-style-name="Standard">
      <style:text-properties officeooo:rsid="038bb220" officeooo:paragraph-rsid="03eb4cd1"/>
    </style:style>
    <style:style style:name="P105" style:family="paragraph" style:parent-style-name="Standard">
      <style:text-properties officeooo:rsid="03a23f81" officeooo:paragraph-rsid="03a23f81"/>
    </style:style>
    <style:style style:name="P106" style:family="paragraph" style:parent-style-name="Standard">
      <style:text-properties officeooo:rsid="03c85e05" officeooo:paragraph-rsid="03c85e05"/>
    </style:style>
    <style:style style:name="P107" style:family="paragraph" style:parent-style-name="Standard">
      <style:text-properties officeooo:rsid="03ca03a3" officeooo:paragraph-rsid="03ca03a3"/>
    </style:style>
    <style:style style:name="P108" style:family="paragraph" style:parent-style-name="Standard">
      <style:text-properties officeooo:rsid="03ccc455" officeooo:paragraph-rsid="03ccc455"/>
    </style:style>
    <style:style style:name="P109" style:family="paragraph" style:parent-style-name="Standard">
      <style:text-properties officeooo:rsid="03e0c207" officeooo:paragraph-rsid="03e16178"/>
    </style:style>
    <style:style style:name="P110" style:family="paragraph" style:parent-style-name="Standard">
      <style:text-properties officeooo:rsid="002338fa" officeooo:paragraph-rsid="002338fa"/>
    </style:style>
    <style:style style:name="P111" style:family="paragraph" style:parent-style-name="Standard">
      <style:paragraph-properties fo:padding="0.0291in" fo:border-left="none" fo:border-right="none" fo:border-top="none" fo:border-bottom="0.06pt solid #000000" style:join-border="false"/>
      <style:text-properties officeooo:rsid="001e75c3" officeooo:paragraph-rsid="001e75c3"/>
    </style:style>
    <style:style style:name="T1" style:family="text">
      <style:text-properties officeooo:rsid="001e75c3"/>
    </style:style>
    <style:style style:name="T2" style:family="text">
      <style:text-properties fo:font-weight="normal" style:font-weight-asian="normal" style:font-weight-complex="normal"/>
    </style:style>
    <style:style style:name="T3" style:family="text">
      <style:text-properties fo:font-weight="normal" officeooo:rsid="001e75c3" style:font-weight-asian="normal" style:font-weight-complex="normal"/>
    </style:style>
    <style:style style:name="T4" style:family="text">
      <style:text-properties fo:font-weight="normal" officeooo:rsid="0164935b" style:font-weight-asian="normal" style:font-weight-complex="normal"/>
    </style:style>
    <style:style style:name="T5" style:family="text">
      <style:text-properties fo:font-weight="normal" officeooo:rsid="01b374d8" style:font-weight-asian="normal" style:font-weight-complex="normal"/>
    </style:style>
    <style:style style:name="T6" style:family="text">
      <style:text-properties fo:font-weight="normal" officeooo:rsid="01ac24a1" style:font-weight-asian="normal" style:font-weight-complex="normal"/>
    </style:style>
    <style:style style:name="T7" style:family="text">
      <style:text-properties fo:font-weight="normal" officeooo:rsid="01c6f9c1" style:font-weight-asian="normal" style:font-weight-complex="normal"/>
    </style:style>
    <style:style style:name="T8" style:family="text">
      <style:text-properties fo:font-weight="normal" officeooo:rsid="0204ed5e" style:font-weight-asian="normal" style:font-weight-complex="normal"/>
    </style:style>
    <style:style style:name="T9" style:family="text">
      <style:text-properties fo:font-weight="normal" officeooo:rsid="02051709" style:font-weight-asian="normal" style:font-weight-complex="normal"/>
    </style:style>
    <style:style style:name="T10" style:family="text">
      <style:text-properties fo:font-weight="normal" officeooo:rsid="0207679b" style:font-weight-asian="normal" style:font-weight-complex="normal"/>
    </style:style>
    <style:style style:name="T11" style:family="text">
      <style:text-properties fo:font-weight="normal" officeooo:rsid="02093c04" style:font-weight-asian="normal" style:font-weight-complex="normal"/>
    </style:style>
    <style:style style:name="T12" style:family="text">
      <style:text-properties fo:font-weight="normal" officeooo:rsid="026e6d37" style:font-weight-asian="normal" style:font-weight-complex="normal"/>
    </style:style>
    <style:style style:name="T13" style:family="text">
      <style:text-properties fo:font-weight="normal" officeooo:rsid="0273366c" style:font-weight-asian="normal" style:font-weight-complex="normal"/>
    </style:style>
    <style:style style:name="T14" style:family="text">
      <style:text-properties fo:font-weight="normal" officeooo:rsid="02750532" style:font-weight-asian="normal" style:font-weight-complex="normal"/>
    </style:style>
    <style:style style:name="T15" style:family="text">
      <style:text-properties fo:font-weight="normal" officeooo:rsid="02761287" style:font-weight-asian="normal" style:font-weight-complex="normal"/>
    </style:style>
    <style:style style:name="T16" style:family="text">
      <style:text-properties fo:font-weight="normal" officeooo:rsid="028623e0" style:font-weight-asian="normal" style:font-weight-complex="normal"/>
    </style:style>
    <style:style style:name="T17" style:family="text">
      <style:text-properties fo:font-weight="normal" officeooo:rsid="02889bbe" style:font-weight-asian="normal" style:font-weight-complex="normal"/>
    </style:style>
    <style:style style:name="T18" style:family="text">
      <style:text-properties fo:font-weight="normal" officeooo:rsid="0288e6da" style:font-weight-asian="normal" style:font-weight-complex="normal"/>
    </style:style>
    <style:style style:name="T19" style:family="text">
      <style:text-properties fo:font-weight="normal" officeooo:rsid="028a745e" style:font-weight-asian="normal" style:font-weight-complex="normal"/>
    </style:style>
    <style:style style:name="T20" style:family="text">
      <style:text-properties fo:font-weight="normal" officeooo:rsid="028b7d8a" style:font-weight-asian="normal" style:font-weight-complex="normal"/>
    </style:style>
    <style:style style:name="T21" style:family="text">
      <style:text-properties fo:font-weight="normal" officeooo:rsid="028d21e9" style:font-weight-asian="normal" style:font-weight-complex="normal"/>
    </style:style>
    <style:style style:name="T22" style:family="text">
      <style:text-properties fo:font-weight="normal" officeooo:rsid="028ea130" style:font-weight-asian="normal" style:font-weight-complex="normal"/>
    </style:style>
    <style:style style:name="T23" style:family="text">
      <style:text-properties fo:font-weight="normal" officeooo:rsid="028ee260" style:font-weight-asian="normal" style:font-weight-complex="normal"/>
    </style:style>
    <style:style style:name="T24" style:family="text">
      <style:text-properties fo:font-weight="normal" officeooo:rsid="028f9609" style:font-weight-asian="normal" style:font-weight-complex="normal"/>
    </style:style>
    <style:style style:name="T25" style:family="text">
      <style:text-properties fo:font-weight="normal" officeooo:rsid="029c4baf" style:font-weight-asian="normal" style:font-weight-complex="normal"/>
    </style:style>
    <style:style style:name="T26" style:family="text">
      <style:text-properties fo:font-weight="normal" officeooo:rsid="029cee4d" style:font-weight-asian="normal" style:font-weight-complex="normal"/>
    </style:style>
    <style:style style:name="T27" style:family="text">
      <style:text-properties fo:font-weight="normal" officeooo:rsid="029eae8d" style:font-weight-asian="normal" style:font-weight-complex="normal"/>
    </style:style>
    <style:style style:name="T28" style:family="text">
      <style:text-properties fo:font-weight="normal" officeooo:rsid="02a0308f" style:font-weight-asian="normal" style:font-weight-complex="normal"/>
    </style:style>
    <style:style style:name="T29" style:family="text">
      <style:text-properties fo:font-weight="normal" officeooo:rsid="02a13c1c" style:font-weight-asian="normal" style:font-weight-complex="normal"/>
    </style:style>
    <style:style style:name="T30" style:family="text">
      <style:text-properties fo:font-weight="normal" officeooo:rsid="02a1e396" style:font-weight-asian="normal" style:font-weight-complex="normal"/>
    </style:style>
    <style:style style:name="T31" style:family="text">
      <style:text-properties fo:font-weight="normal" officeooo:rsid="02a3c3e2" style:font-weight-asian="normal" style:font-weight-complex="normal"/>
    </style:style>
    <style:style style:name="T32" style:family="text">
      <style:text-properties fo:font-weight="normal" officeooo:rsid="02a3f82f" style:font-weight-asian="normal" style:font-weight-complex="normal"/>
    </style:style>
    <style:style style:name="T33" style:family="text">
      <style:text-properties fo:font-weight="normal" officeooo:rsid="02a5d243" style:font-weight-asian="normal" style:font-weight-complex="normal"/>
    </style:style>
    <style:style style:name="T34" style:family="text">
      <style:text-properties fo:font-weight="normal" officeooo:rsid="02a69840" style:font-weight-asian="normal" style:font-weight-complex="normal"/>
    </style:style>
    <style:style style:name="T35" style:family="text">
      <style:text-properties fo:font-weight="normal" officeooo:rsid="02a794c7" style:font-weight-asian="normal" style:font-weight-complex="normal"/>
    </style:style>
    <style:style style:name="T36" style:family="text">
      <style:text-properties fo:font-weight="normal" officeooo:rsid="02a7a0ef" style:font-weight-asian="normal" style:font-weight-complex="normal"/>
    </style:style>
    <style:style style:name="T37" style:family="text">
      <style:text-properties fo:font-weight="normal" officeooo:rsid="02a85c4d" style:font-weight-asian="normal" style:font-weight-complex="normal"/>
    </style:style>
    <style:style style:name="T38" style:family="text">
      <style:text-properties fo:font-weight="normal" officeooo:rsid="02aba769" style:font-weight-asian="normal" style:font-weight-complex="normal"/>
    </style:style>
    <style:style style:name="T39" style:family="text">
      <style:text-properties fo:font-weight="normal" officeooo:rsid="02aeabea" style:font-weight-asian="normal" style:font-weight-complex="normal"/>
    </style:style>
    <style:style style:name="T40" style:family="text">
      <style:text-properties fo:font-weight="normal" officeooo:rsid="02b9a8e6" style:font-weight-asian="normal" style:font-weight-complex="normal"/>
    </style:style>
    <style:style style:name="T41" style:family="text">
      <style:text-properties fo:font-weight="normal" officeooo:rsid="02c07caa" style:font-weight-asian="normal" style:font-weight-complex="normal"/>
    </style:style>
    <style:style style:name="T42" style:family="text">
      <style:text-properties fo:font-weight="normal" officeooo:rsid="02c0fc13" style:font-weight-asian="normal" style:font-weight-complex="normal"/>
    </style:style>
    <style:style style:name="T43" style:family="text">
      <style:text-properties fo:font-weight="normal" officeooo:rsid="02c1d43a" style:font-weight-asian="normal" style:font-weight-complex="normal"/>
    </style:style>
    <style:style style:name="T44" style:family="text">
      <style:text-properties fo:font-weight="normal" officeooo:rsid="02c247ee" style:font-weight-asian="normal" style:font-weight-complex="normal"/>
    </style:style>
    <style:style style:name="T45" style:family="text">
      <style:text-properties fo:font-weight="normal" officeooo:rsid="02c29eab" style:font-weight-asian="normal" style:font-weight-complex="normal"/>
    </style:style>
    <style:style style:name="T46" style:family="text">
      <style:text-properties fo:font-weight="normal" officeooo:rsid="02c36301" style:font-weight-asian="normal" style:font-weight-complex="normal"/>
    </style:style>
    <style:style style:name="T47" style:family="text">
      <style:text-properties fo:font-weight="normal" officeooo:rsid="02c55d7d" style:font-weight-asian="normal" style:font-weight-complex="normal"/>
    </style:style>
    <style:style style:name="T48" style:family="text">
      <style:text-properties fo:font-weight="normal" officeooo:rsid="02c8cb74" style:font-weight-asian="normal" style:font-weight-complex="normal"/>
    </style:style>
    <style:style style:name="T49" style:family="text">
      <style:text-properties fo:font-weight="normal" officeooo:rsid="02cc6fb6" style:font-weight-asian="normal" style:font-weight-complex="normal"/>
    </style:style>
    <style:style style:name="T50" style:family="text">
      <style:text-properties fo:font-weight="normal" officeooo:rsid="02cdd16e" style:font-weight-asian="normal" style:font-weight-complex="normal"/>
    </style:style>
    <style:style style:name="T51" style:family="text">
      <style:text-properties fo:font-weight="normal" officeooo:rsid="02d2e6fa" style:font-weight-asian="normal" style:font-weight-complex="normal"/>
    </style:style>
    <style:style style:name="T52" style:family="text">
      <style:text-properties fo:font-weight="normal" officeooo:rsid="02d4251c" style:font-weight-asian="normal" style:font-weight-complex="normal"/>
    </style:style>
    <style:style style:name="T53" style:family="text">
      <style:text-properties fo:font-weight="normal" officeooo:rsid="02d7ed29" style:font-weight-asian="normal" style:font-weight-complex="normal"/>
    </style:style>
    <style:style style:name="T54" style:family="text">
      <style:text-properties fo:font-weight="normal" officeooo:rsid="02d9dc33" style:font-weight-asian="normal" style:font-weight-complex="normal"/>
    </style:style>
    <style:style style:name="T55" style:family="text">
      <style:text-properties fo:font-weight="normal" officeooo:rsid="02db351b" style:font-weight-asian="normal" style:font-weight-complex="normal"/>
    </style:style>
    <style:style style:name="T56" style:family="text">
      <style:text-properties fo:font-weight="normal" officeooo:rsid="02dbde39" style:font-weight-asian="normal" style:font-weight-complex="normal"/>
    </style:style>
    <style:style style:name="T57" style:family="text">
      <style:text-properties fo:font-weight="normal" officeooo:rsid="02dc4d87" style:font-weight-asian="normal" style:font-weight-complex="normal"/>
    </style:style>
    <style:style style:name="T58" style:family="text">
      <style:text-properties fo:font-weight="normal" officeooo:rsid="02dc73d1" style:font-weight-asian="normal" style:font-weight-complex="normal"/>
    </style:style>
    <style:style style:name="T59" style:family="text">
      <style:text-properties fo:font-weight="normal" officeooo:rsid="02dca274" style:font-weight-asian="normal" style:font-weight-complex="normal"/>
    </style:style>
    <style:style style:name="T60" style:family="text">
      <style:text-properties fo:font-weight="normal" officeooo:rsid="02ddbde4" style:font-weight-asian="normal" style:font-weight-complex="normal"/>
    </style:style>
    <style:style style:name="T61" style:family="text">
      <style:text-properties fo:font-weight="normal" officeooo:rsid="02df1cd1" style:font-weight-asian="normal" style:font-weight-complex="normal"/>
    </style:style>
    <style:style style:name="T62" style:family="text">
      <style:text-properties fo:font-weight="normal" officeooo:rsid="02e08e62" style:font-weight-asian="normal" style:font-weight-complex="normal"/>
    </style:style>
    <style:style style:name="T63" style:family="text">
      <style:text-properties fo:font-weight="normal" officeooo:rsid="02e24f74" style:font-weight-asian="normal" style:font-weight-complex="normal"/>
    </style:style>
    <style:style style:name="T64" style:family="text">
      <style:text-properties fo:font-weight="normal" officeooo:rsid="02e5e2d4" style:font-weight-asian="normal" style:font-weight-complex="normal"/>
    </style:style>
    <style:style style:name="T65" style:family="text">
      <style:text-properties fo:font-weight="normal" officeooo:rsid="02e6a4d9" style:font-weight-asian="normal" style:font-weight-complex="normal"/>
    </style:style>
    <style:style style:name="T66" style:family="text">
      <style:text-properties fo:font-weight="normal" officeooo:rsid="02e832b8" style:font-weight-asian="normal" style:font-weight-complex="normal"/>
    </style:style>
    <style:style style:name="T67" style:family="text">
      <style:text-properties fo:font-weight="normal" officeooo:rsid="02eadca0" style:font-weight-asian="normal" style:font-weight-complex="normal"/>
    </style:style>
    <style:style style:name="T68" style:family="text">
      <style:text-properties fo:font-weight="normal" officeooo:rsid="02ecdb64" style:font-weight-asian="normal" style:font-weight-complex="normal"/>
    </style:style>
    <style:style style:name="T69" style:family="text">
      <style:text-properties fo:font-weight="normal" officeooo:rsid="02eed3e4" style:font-weight-asian="normal" style:font-weight-complex="normal"/>
    </style:style>
    <style:style style:name="T70" style:family="text">
      <style:text-properties fo:font-weight="normal" officeooo:rsid="02f0ff95" style:font-weight-asian="normal" style:font-weight-complex="normal"/>
    </style:style>
    <style:style style:name="T71" style:family="text">
      <style:text-properties fo:font-weight="normal" officeooo:rsid="02f1e711" style:font-weight-asian="normal" style:font-weight-complex="normal"/>
    </style:style>
    <style:style style:name="T72" style:family="text">
      <style:text-properties fo:font-weight="normal" officeooo:rsid="031ecea5" style:font-weight-asian="normal" style:font-weight-complex="normal"/>
    </style:style>
    <style:style style:name="T73" style:family="text">
      <style:text-properties fo:font-weight="normal" officeooo:rsid="034c2c7a" style:font-weight-asian="normal" style:font-weight-complex="normal"/>
    </style:style>
    <style:style style:name="T74" style:family="text">
      <style:text-properties fo:font-weight="normal" officeooo:rsid="034de5ef" style:font-weight-asian="normal" style:font-weight-complex="normal"/>
    </style:style>
    <style:style style:name="T75" style:family="text">
      <style:text-properties fo:font-weight="normal" officeooo:rsid="0351ae57" style:font-weight-asian="normal" style:font-weight-complex="normal"/>
    </style:style>
    <style:style style:name="T76" style:family="text">
      <style:text-properties fo:font-weight="normal" officeooo:rsid="03529539" style:font-weight-asian="normal" style:font-weight-complex="normal"/>
    </style:style>
    <style:style style:name="T77" style:family="text">
      <style:text-properties fo:font-weight="normal" officeooo:rsid="036f932d" style:font-weight-asian="normal" style:font-weight-complex="normal"/>
    </style:style>
    <style:style style:name="T78" style:family="text">
      <style:text-properties fo:font-weight="normal" officeooo:rsid="03709c81" style:font-weight-asian="normal" style:font-weight-complex="normal"/>
    </style:style>
    <style:style style:name="T79" style:family="text">
      <style:text-properties fo:font-weight="normal" officeooo:rsid="0371d768" style:font-weight-asian="normal" style:font-weight-complex="normal"/>
    </style:style>
    <style:style style:name="T80" style:family="text">
      <style:text-properties fo:font-weight="normal" officeooo:rsid="03728f63" style:font-weight-asian="normal" style:font-weight-complex="normal"/>
    </style:style>
    <style:style style:name="T81" style:family="text">
      <style:text-properties fo:font-weight="normal" officeooo:rsid="03748549" style:font-weight-asian="normal" style:font-weight-complex="normal"/>
    </style:style>
    <style:style style:name="T82" style:family="text">
      <style:text-properties fo:font-weight="normal" officeooo:rsid="038c4e82" style:font-weight-asian="normal" style:font-weight-complex="normal"/>
    </style:style>
    <style:style style:name="T83" style:family="text">
      <style:text-properties fo:font-weight="normal" officeooo:rsid="038e472c" style:font-weight-asian="normal" style:font-weight-complex="normal"/>
    </style:style>
    <style:style style:name="T84" style:family="text">
      <style:text-properties fo:font-weight="normal" officeooo:rsid="038fc05d" style:font-weight-asian="normal" style:font-weight-complex="normal"/>
    </style:style>
    <style:style style:name="T85" style:family="text">
      <style:text-properties fo:font-weight="normal" officeooo:rsid="039016f7" style:font-weight-asian="normal" style:font-weight-complex="normal"/>
    </style:style>
    <style:style style:name="T86" style:family="text">
      <style:text-properties fo:font-weight="normal" officeooo:rsid="039280d8" style:font-weight-asian="normal" style:font-weight-complex="normal"/>
    </style:style>
    <style:style style:name="T87" style:family="text">
      <style:text-properties fo:font-weight="normal" officeooo:rsid="0392ff3a" style:font-weight-asian="normal" style:font-weight-complex="normal"/>
    </style:style>
    <style:style style:name="T88" style:family="text">
      <style:text-properties fo:font-weight="normal" officeooo:rsid="0394fa67" style:font-weight-asian="normal" style:font-weight-complex="normal"/>
    </style:style>
    <style:style style:name="T89" style:family="text">
      <style:text-properties fo:font-weight="normal" officeooo:rsid="039c12bf" style:font-weight-asian="normal" style:font-weight-complex="normal"/>
    </style:style>
    <style:style style:name="T90" style:family="text">
      <style:text-properties fo:font-weight="normal" officeooo:rsid="039c27ea" style:font-weight-asian="normal" style:font-weight-complex="normal"/>
    </style:style>
    <style:style style:name="T91" style:family="text">
      <style:text-properties fo:font-weight="normal" officeooo:rsid="039c79b9" style:font-weight-asian="normal" style:font-weight-complex="normal"/>
    </style:style>
    <style:style style:name="T92" style:family="text">
      <style:text-properties fo:font-weight="normal" officeooo:rsid="039d16ff" style:font-weight-asian="normal" style:font-weight-complex="normal"/>
    </style:style>
    <style:style style:name="T93" style:family="text">
      <style:text-properties fo:font-weight="normal" officeooo:rsid="039d9658" style:font-weight-asian="normal" style:font-weight-complex="normal"/>
    </style:style>
    <style:style style:name="T94" style:family="text">
      <style:text-properties fo:font-weight="normal" officeooo:rsid="039f659c" style:font-weight-asian="normal" style:font-weight-complex="normal"/>
    </style:style>
    <style:style style:name="T95" style:family="text">
      <style:text-properties fo:font-weight="normal" officeooo:rsid="03ac324c" style:font-weight-asian="normal" style:font-weight-complex="normal"/>
    </style:style>
    <style:style style:name="T96" style:family="text">
      <style:text-properties fo:font-weight="normal" officeooo:rsid="03adfaa5" style:font-weight-asian="normal" style:font-weight-complex="normal"/>
    </style:style>
    <style:style style:name="T97" style:family="text">
      <style:text-properties fo:font-weight="normal" officeooo:rsid="03afd1a2" style:font-weight-asian="normal" style:font-weight-complex="normal"/>
    </style:style>
    <style:style style:name="T98" style:family="text">
      <style:text-properties fo:font-weight="normal" officeooo:rsid="03b1231f" style:font-weight-asian="normal" style:font-weight-complex="normal"/>
    </style:style>
    <style:style style:name="T99" style:family="text">
      <style:text-properties fo:font-weight="normal" officeooo:rsid="03b261e5" style:font-weight-asian="normal" style:font-weight-complex="normal"/>
    </style:style>
    <style:style style:name="T100" style:family="text">
      <style:text-properties fo:font-weight="normal" officeooo:rsid="03b3e10c" style:font-weight-asian="normal" style:font-weight-complex="normal"/>
    </style:style>
    <style:style style:name="T101" style:family="text">
      <style:text-properties fo:font-weight="normal" officeooo:rsid="03b4b9d2" style:font-weight-asian="normal" style:font-weight-complex="normal"/>
    </style:style>
    <style:style style:name="T102" style:family="text">
      <style:text-properties fo:font-weight="normal" officeooo:rsid="03b698da" style:font-weight-asian="normal" style:font-weight-complex="normal"/>
    </style:style>
    <style:style style:name="T103" style:family="text">
      <style:text-properties fo:font-weight="normal" officeooo:rsid="03b8098e" style:font-weight-asian="normal" style:font-weight-complex="normal"/>
    </style:style>
    <style:style style:name="T104" style:family="text">
      <style:text-properties fo:font-weight="normal" officeooo:rsid="03b90cf2" style:font-weight-asian="normal" style:font-weight-complex="normal"/>
    </style:style>
    <style:style style:name="T105" style:family="text">
      <style:text-properties fo:font-weight="normal" officeooo:rsid="03b97785" style:font-weight-asian="normal" style:font-weight-complex="normal"/>
    </style:style>
    <style:style style:name="T106" style:family="text">
      <style:text-properties fo:font-weight="normal" officeooo:rsid="03b9d4b6" style:font-weight-asian="normal" style:font-weight-complex="normal"/>
    </style:style>
    <style:style style:name="T107" style:family="text">
      <style:text-properties fo:font-weight="normal" officeooo:rsid="03ba4795" style:font-weight-asian="normal" style:font-weight-complex="normal"/>
    </style:style>
    <style:style style:name="T108" style:family="text">
      <style:text-properties fo:font-weight="normal" officeooo:rsid="03bb1f0d" style:font-weight-asian="normal" style:font-weight-complex="normal"/>
    </style:style>
    <style:style style:name="T109" style:family="text">
      <style:text-properties fo:font-weight="normal" officeooo:rsid="03bb3d39" style:font-weight-asian="normal" style:font-weight-complex="normal"/>
    </style:style>
    <style:style style:name="T110" style:family="text">
      <style:text-properties fo:font-weight="normal" officeooo:rsid="03bb8de8" style:font-weight-asian="normal" style:font-weight-complex="normal"/>
    </style:style>
    <style:style style:name="T111" style:family="text">
      <style:text-properties fo:font-weight="normal" officeooo:rsid="03bcd46d" style:font-weight-asian="normal" style:font-weight-complex="normal"/>
    </style:style>
    <style:style style:name="T112" style:family="text">
      <style:text-properties fo:font-weight="normal" officeooo:rsid="03bceed6" style:font-weight-asian="normal" style:font-weight-complex="normal"/>
    </style:style>
    <style:style style:name="T113" style:family="text">
      <style:text-properties fo:font-weight="normal" officeooo:rsid="03bcf0eb" style:font-weight-asian="normal" style:font-weight-complex="normal"/>
    </style:style>
    <style:style style:name="T114" style:family="text">
      <style:text-properties fo:font-weight="normal" officeooo:rsid="03bd0541" style:font-weight-asian="normal" style:font-weight-complex="normal"/>
    </style:style>
    <style:style style:name="T115" style:family="text">
      <style:text-properties fo:font-weight="normal" officeooo:rsid="03be632b" style:font-weight-asian="normal" style:font-weight-complex="normal"/>
    </style:style>
    <style:style style:name="T116" style:family="text">
      <style:text-properties fo:font-weight="normal" officeooo:rsid="03c27b92" style:font-weight-asian="normal" style:font-weight-complex="normal"/>
    </style:style>
    <style:style style:name="T117" style:family="text">
      <style:text-properties fo:font-weight="normal" officeooo:rsid="03c445b7" style:font-weight-asian="normal" style:font-weight-complex="normal"/>
    </style:style>
    <style:style style:name="T118" style:family="text">
      <style:text-properties fo:font-weight="normal" officeooo:rsid="03c61c3d" style:font-weight-asian="normal" style:font-weight-complex="normal"/>
    </style:style>
    <style:style style:name="T119" style:family="text">
      <style:text-properties fo:font-weight="normal" officeooo:rsid="03c7646f" style:font-weight-asian="normal" style:font-weight-complex="normal"/>
    </style:style>
    <style:style style:name="T120" style:family="text">
      <style:text-properties fo:font-weight="normal" officeooo:rsid="03cd1d76" style:font-weight-asian="normal" style:font-weight-complex="normal"/>
    </style:style>
    <style:style style:name="T121" style:family="text">
      <style:text-properties fo:font-weight="normal" officeooo:rsid="03cd9d45" style:font-weight-asian="normal" style:font-weight-complex="normal"/>
    </style:style>
    <style:style style:name="T122" style:family="text">
      <style:text-properties fo:font-weight="normal" officeooo:rsid="03cdfb18" style:font-weight-asian="normal" style:font-weight-complex="normal"/>
    </style:style>
    <style:style style:name="T123" style:family="text">
      <style:text-properties fo:font-weight="normal" officeooo:rsid="03ce9116" style:font-weight-asian="normal" style:font-weight-complex="normal"/>
    </style:style>
    <style:style style:name="T124" style:family="text">
      <style:text-properties fo:font-weight="normal" officeooo:rsid="03cf1960" style:font-weight-asian="normal" style:font-weight-complex="normal"/>
    </style:style>
    <style:style style:name="T125" style:family="text">
      <style:text-properties fo:font-weight="normal" officeooo:rsid="03d01ea3" style:font-weight-asian="normal" style:font-weight-complex="normal"/>
    </style:style>
    <style:style style:name="T126" style:family="text">
      <style:text-properties fo:font-weight="normal" officeooo:rsid="03d06ba5" style:font-weight-asian="normal" style:font-weight-complex="normal"/>
    </style:style>
    <style:style style:name="T127" style:family="text">
      <style:text-properties fo:font-weight="normal" officeooo:rsid="03d18d6f" style:font-weight-asian="normal" style:font-weight-complex="normal"/>
    </style:style>
    <style:style style:name="T128" style:family="text">
      <style:text-properties fo:font-weight="normal" officeooo:rsid="03d420a9" style:font-weight-asian="normal" style:font-weight-complex="normal"/>
    </style:style>
    <style:style style:name="T129" style:family="text">
      <style:text-properties fo:font-weight="normal" officeooo:rsid="03d43211" style:font-weight-asian="normal" style:font-weight-complex="normal"/>
    </style:style>
    <style:style style:name="T130" style:family="text">
      <style:text-properties fo:font-weight="normal" officeooo:rsid="03d560ef" style:font-weight-asian="normal" style:font-weight-complex="normal"/>
    </style:style>
    <style:style style:name="T131" style:family="text">
      <style:text-properties fo:font-weight="normal" officeooo:rsid="03d748ba" style:font-weight-asian="normal" style:font-weight-complex="normal"/>
    </style:style>
    <style:style style:name="T132" style:family="text">
      <style:text-properties fo:font-weight="normal" officeooo:rsid="03d90570" style:font-weight-asian="normal" style:font-weight-complex="normal"/>
    </style:style>
    <style:style style:name="T133" style:family="text">
      <style:text-properties fo:font-weight="normal" officeooo:rsid="03d9c062" style:font-weight-asian="normal" style:font-weight-complex="normal"/>
    </style:style>
    <style:style style:name="T134" style:family="text">
      <style:text-properties fo:font-weight="normal" officeooo:rsid="03db54f9" style:font-weight-asian="normal" style:font-weight-complex="normal"/>
    </style:style>
    <style:style style:name="T135" style:family="text">
      <style:text-properties fo:font-weight="normal" officeooo:rsid="03dbd952" style:font-weight-asian="normal" style:font-weight-complex="normal"/>
    </style:style>
    <style:style style:name="T136" style:family="text">
      <style:text-properties fo:font-weight="normal" officeooo:rsid="03eb4cd1" style:font-weight-asian="normal" style:font-weight-complex="normal"/>
    </style:style>
    <style:style style:name="T137" style:family="text">
      <style:text-properties fo:font-weight="normal" officeooo:rsid="03ec06fe" style:font-weight-asian="normal" style:font-weight-complex="normal"/>
    </style:style>
    <style:style style:name="T138" style:family="text">
      <style:text-properties fo:font-weight="normal" officeooo:rsid="03edfea2" style:font-weight-asian="normal" style:font-weight-complex="normal"/>
    </style:style>
    <style:style style:name="T139" style:family="text">
      <style:text-properties fo:font-weight="normal" officeooo:rsid="03ef9ed9" style:font-weight-asian="normal" style:font-weight-complex="normal"/>
    </style:style>
    <style:style style:name="T140" style:family="text">
      <style:text-properties fo:font-weight="normal" officeooo:rsid="03f3f6f0" style:font-weight-asian="normal" style:font-weight-complex="normal"/>
    </style:style>
    <style:style style:name="T141" style:family="text">
      <style:text-properties fo:font-weight="normal" officeooo:rsid="03f555b5" style:font-weight-asian="normal" style:font-weight-complex="normal"/>
    </style:style>
    <style:style style:name="T142" style:family="text">
      <style:text-properties fo:font-weight="normal" officeooo:rsid="03f63ca5" style:font-weight-asian="normal" style:font-weight-complex="normal"/>
    </style:style>
    <style:style style:name="T143" style:family="text">
      <style:text-properties fo:font-weight="normal" officeooo:rsid="03f80ee8" style:font-weight-asian="normal" style:font-weight-complex="normal"/>
    </style:style>
    <style:style style:name="T144" style:family="text">
      <style:text-properties fo:font-weight="normal" officeooo:rsid="03f94cde" style:font-weight-asian="normal" style:font-weight-complex="normal"/>
    </style:style>
    <style:style style:name="T145" style:family="text">
      <style:text-properties fo:font-weight="normal" officeooo:rsid="03f9aa65" style:font-weight-asian="normal" style:font-weight-complex="normal"/>
    </style:style>
    <style:style style:name="T146" style:family="text">
      <style:text-properties fo:font-weight="normal" officeooo:rsid="03fa8898" style:font-weight-asian="normal" style:font-weight-complex="normal"/>
    </style:style>
    <style:style style:name="T147" style:family="text">
      <style:text-properties fo:font-weight="normal" officeooo:rsid="03fb2549" style:font-weight-asian="normal" style:font-weight-complex="normal"/>
    </style:style>
    <style:style style:name="T148" style:family="text">
      <style:text-properties fo:font-weight="normal" officeooo:rsid="03fcee1b" style:font-weight-asian="normal" style:font-weight-complex="normal"/>
    </style:style>
    <style:style style:name="T149" style:family="text">
      <style:text-properties fo:font-weight="normal" officeooo:rsid="04044855" style:font-weight-asian="normal" style:font-weight-complex="normal"/>
    </style:style>
    <style:style style:name="T150" style:family="text">
      <style:text-properties fo:font-weight="normal" officeooo:rsid="04049f12" style:font-weight-asian="normal" style:font-weight-complex="normal"/>
    </style:style>
    <style:style style:name="T151" style:family="text">
      <style:text-properties fo:font-weight="normal" officeooo:rsid="04063148" style:font-weight-asian="normal" style:font-weight-complex="normal"/>
    </style:style>
    <style:style style:name="T152" style:family="text">
      <style:text-properties fo:font-weight="normal" officeooo:rsid="04078169" style:font-weight-asian="normal" style:font-weight-complex="normal"/>
    </style:style>
    <style:style style:name="T153" style:family="text">
      <style:text-properties fo:font-weight="normal" officeooo:rsid="040942c5" style:font-weight-asian="normal" style:font-weight-complex="normal"/>
    </style:style>
    <style:style style:name="T154" style:family="text">
      <style:text-properties fo:font-weight="normal" officeooo:rsid="040c7adb" style:font-weight-asian="normal" style:font-weight-complex="normal"/>
    </style:style>
    <style:style style:name="T155" style:family="text">
      <style:text-properties fo:font-weight="normal" officeooo:rsid="041a2e1b" style:font-weight-asian="normal" style:font-weight-complex="normal"/>
    </style:style>
    <style:style style:name="T156" style:family="text">
      <style:text-properties fo:font-weight="normal" officeooo:rsid="041ba2ac" style:font-weight-asian="normal" style:font-weight-complex="normal"/>
    </style:style>
    <style:style style:name="T157" style:family="text">
      <style:text-properties fo:font-weight="normal" officeooo:rsid="041bc99b" style:font-weight-asian="normal" style:font-weight-complex="normal"/>
    </style:style>
    <style:style style:name="T158" style:family="text">
      <style:text-properties fo:font-weight="normal" officeooo:rsid="041e6f6b" style:font-weight-asian="normal" style:font-weight-complex="normal"/>
    </style:style>
    <style:style style:name="T159" style:family="text">
      <style:text-properties fo:font-weight="normal" officeooo:rsid="04211a9c" style:font-weight-asian="normal" style:font-weight-complex="normal"/>
    </style:style>
    <style:style style:name="T160" style:family="text">
      <style:text-properties fo:font-weight="normal" officeooo:rsid="0422edfa" style:font-weight-asian="normal" style:font-weight-complex="normal"/>
    </style:style>
    <style:style style:name="T161" style:family="text">
      <style:text-properties fo:font-weight="normal" officeooo:rsid="042409f1" style:font-weight-asian="normal" style:font-weight-complex="normal"/>
    </style:style>
    <style:style style:name="T162" style:family="text">
      <style:text-properties fo:font-weight="normal" officeooo:rsid="04254c2c" style:font-weight-asian="normal" style:font-weight-complex="normal"/>
    </style:style>
    <style:style style:name="T163" style:family="text">
      <style:text-properties fo:font-weight="normal" officeooo:rsid="0431a804" style:font-weight-asian="normal" style:font-weight-complex="normal"/>
    </style:style>
    <style:style style:name="T164" style:family="text">
      <style:text-properties fo:font-weight="normal" officeooo:rsid="0432e59b" style:font-weight-asian="normal" style:font-weight-complex="normal"/>
    </style:style>
    <style:style style:name="T165" style:family="text">
      <style:text-properties fo:font-weight="normal" officeooo:rsid="04332ee5" style:font-weight-asian="normal" style:font-weight-complex="normal"/>
    </style:style>
    <style:style style:name="T166" style:family="text">
      <style:text-properties fo:font-weight="normal" officeooo:rsid="043419a3" style:font-weight-asian="normal" style:font-weight-complex="normal"/>
    </style:style>
    <style:style style:name="T167" style:family="text">
      <style:text-properties fo:font-weight="normal" officeooo:rsid="0436039d" style:font-weight-asian="normal" style:font-weight-complex="normal"/>
    </style:style>
    <style:style style:name="T168" style:family="text">
      <style:text-properties fo:font-weight="normal" officeooo:rsid="04376d9c" style:font-weight-asian="normal" style:font-weight-complex="normal"/>
    </style:style>
    <style:style style:name="T169" style:family="text">
      <style:text-properties fo:font-weight="normal" officeooo:rsid="043793f2" style:font-weight-asian="normal" style:font-weight-complex="normal"/>
    </style:style>
    <style:style style:name="T170" style:family="text">
      <style:text-properties fo:font-weight="normal" officeooo:rsid="043894ad" style:font-weight-asian="normal" style:font-weight-complex="normal"/>
    </style:style>
    <style:style style:name="T171" style:family="text">
      <style:text-properties fo:font-weight="normal" officeooo:rsid="0439d250" style:font-weight-asian="normal" style:font-weight-complex="normal"/>
    </style:style>
    <style:style style:name="T172" style:family="text">
      <style:text-properties fo:font-weight="normal" officeooo:rsid="043a9dd7" style:font-weight-asian="normal" style:font-weight-complex="normal"/>
    </style:style>
    <style:style style:name="T173" style:family="text">
      <style:text-properties fo:font-weight="normal" officeooo:rsid="043b8123" style:font-weight-asian="normal" style:font-weight-complex="normal"/>
    </style:style>
    <style:style style:name="T174" style:family="text">
      <style:text-properties fo:font-weight="normal" officeooo:rsid="043d3e7f" style:font-weight-asian="normal" style:font-weight-complex="normal"/>
    </style:style>
    <style:style style:name="T175" style:family="text">
      <style:text-properties fo:font-weight="normal" officeooo:rsid="043d6c9b" style:font-weight-asian="normal" style:font-weight-complex="normal"/>
    </style:style>
    <style:style style:name="T176" style:family="text">
      <style:text-properties fo:font-weight="normal" officeooo:rsid="043f04dd" style:font-weight-asian="normal" style:font-weight-complex="normal"/>
    </style:style>
    <style:style style:name="T177" style:family="text">
      <style:text-properties fo:font-weight="normal" officeooo:rsid="043f65a7" style:font-weight-asian="normal" style:font-weight-complex="normal"/>
    </style:style>
    <style:style style:name="T178" style:family="text">
      <style:text-properties fo:font-weight="normal" officeooo:rsid="043fa9bf" style:font-weight-asian="normal" style:font-weight-complex="normal"/>
    </style:style>
    <style:style style:name="T179" style:family="text">
      <style:text-properties fo:font-weight="normal" officeooo:rsid="04406b8a" style:font-weight-asian="normal" style:font-weight-complex="normal"/>
    </style:style>
    <style:style style:name="T180" style:family="text">
      <style:text-properties fo:font-weight="normal" officeooo:rsid="044194aa" style:font-weight-asian="normal" style:font-weight-complex="normal"/>
    </style:style>
    <style:style style:name="T181" style:family="text">
      <style:text-properties fo:font-weight="normal" officeooo:rsid="0441ae6e" style:font-weight-asian="normal" style:font-weight-complex="normal"/>
    </style:style>
    <style:style style:name="T182" style:family="text">
      <style:text-properties fo:font-weight="normal" officeooo:rsid="0443a281" style:font-weight-asian="normal" style:font-weight-complex="normal"/>
    </style:style>
    <style:style style:name="T183" style:family="text">
      <style:text-properties fo:font-weight="normal" officeooo:rsid="0444cfbe" style:font-weight-asian="normal" style:font-weight-complex="normal"/>
    </style:style>
    <style:style style:name="T184" style:family="text">
      <style:text-properties fo:font-weight="normal" officeooo:rsid="04467c89" style:font-weight-asian="normal" style:font-weight-complex="normal"/>
    </style:style>
    <style:style style:name="T185" style:family="text">
      <style:text-properties fo:font-weight="normal" officeooo:rsid="04485e1c" style:font-weight-asian="normal" style:font-weight-complex="normal"/>
    </style:style>
    <style:style style:name="T186" style:family="text">
      <style:text-properties fo:font-weight="normal" officeooo:rsid="0448be9b" style:font-weight-asian="normal" style:font-weight-complex="normal"/>
    </style:style>
    <style:style style:name="T187" style:family="text">
      <style:text-properties fo:font-weight="normal" officeooo:rsid="04498ec4" style:font-weight-asian="normal" style:font-weight-complex="normal"/>
    </style:style>
    <style:style style:name="T188" style:family="text">
      <style:text-properties fo:font-weight="normal" officeooo:rsid="044a457c" style:font-weight-asian="normal" style:font-weight-complex="normal"/>
    </style:style>
    <style:style style:name="T189" style:family="text">
      <style:text-properties fo:font-weight="normal" officeooo:rsid="044c692a" style:font-weight-asian="normal" style:font-weight-complex="normal"/>
    </style:style>
    <style:style style:name="T190" style:family="text">
      <style:text-properties fo:font-weight="normal" officeooo:rsid="044dde57" style:font-weight-asian="normal" style:font-weight-complex="normal"/>
    </style:style>
    <style:style style:name="T191" style:family="text">
      <style:text-properties fo:font-weight="normal" officeooo:rsid="044e34f3" style:font-weight-asian="normal" style:font-weight-complex="normal"/>
    </style:style>
    <style:style style:name="T192" style:family="text">
      <style:text-properties fo:font-weight="normal" officeooo:rsid="044eb487" style:font-weight-asian="normal" style:font-weight-complex="normal"/>
    </style:style>
    <style:style style:name="T193" style:family="text">
      <style:text-properties fo:font-weight="normal" officeooo:rsid="044f93eb" style:font-weight-asian="normal" style:font-weight-complex="normal"/>
    </style:style>
    <style:style style:name="T194" style:family="text">
      <style:text-properties fo:font-weight="normal" officeooo:rsid="0450eb5b" style:font-weight-asian="normal" style:font-weight-complex="normal"/>
    </style:style>
    <style:style style:name="T195" style:family="text">
      <style:text-properties officeooo:rsid="002a2eda"/>
    </style:style>
    <style:style style:name="T196" style:family="text">
      <style:text-properties officeooo:rsid="005a3726"/>
    </style:style>
    <style:style style:name="T197" style:family="text">
      <style:text-properties officeooo:rsid="00bb8a1e"/>
    </style:style>
    <style:style style:name="T198" style:family="text">
      <style:text-properties officeooo:rsid="00fc61f9"/>
    </style:style>
    <style:style style:name="T199" style:family="text">
      <style:text-properties fo:font-style="italic" officeooo:rsid="00fc72bd" style:font-style-asian="italic" style:font-style-complex="italic"/>
    </style:style>
    <style:style style:name="T200" style:family="text">
      <style:text-properties fo:font-style="italic" officeooo:rsid="00fe6b4b" style:font-style-asian="italic" style:font-style-complex="italic"/>
    </style:style>
    <style:style style:name="T201" style:family="text">
      <style:text-properties fo:font-style="italic" officeooo:rsid="014399f4" style:font-style-asian="italic" style:font-style-complex="italic"/>
    </style:style>
    <style:style style:name="T202" style:family="text">
      <style:text-properties fo:font-style="italic" officeooo:rsid="01508026" style:font-style-asian="italic" style:font-style-complex="italic"/>
    </style:style>
    <style:style style:name="T203" style:family="text">
      <style:text-properties fo:font-style="italic" fo:font-weight="normal" officeooo:rsid="02aeabea" style:font-style-asian="italic" style:font-weight-asian="normal" style:font-style-complex="italic" style:font-weight-complex="normal"/>
    </style:style>
    <style:style style:name="T204" style:family="text">
      <style:text-properties fo:font-style="normal" officeooo:rsid="00fc72bd" style:font-style-asian="normal" style:font-style-complex="normal"/>
    </style:style>
    <style:style style:name="T205" style:family="text">
      <style:text-properties fo:font-style="normal" officeooo:rsid="00fe6b4b" style:font-style-asian="normal" style:font-style-complex="normal"/>
    </style:style>
    <style:style style:name="T206" style:family="text">
      <style:text-properties fo:font-style="normal" officeooo:rsid="00fe8a60" style:font-style-asian="normal" style:font-style-complex="normal"/>
    </style:style>
    <style:style style:name="T207" style:family="text">
      <style:text-properties fo:font-style="normal" officeooo:rsid="00ffb835" style:font-style-asian="normal" style:font-style-complex="normal"/>
    </style:style>
    <style:style style:name="T208" style:family="text">
      <style:text-properties fo:font-style="normal" officeooo:rsid="01011dc1" style:font-style-asian="normal" style:font-style-complex="normal"/>
    </style:style>
    <style:style style:name="T209" style:family="text">
      <style:text-properties fo:font-style="normal" officeooo:rsid="010202ef" style:font-style-asian="normal" style:font-style-complex="normal"/>
    </style:style>
    <style:style style:name="T210" style:family="text">
      <style:text-properties fo:font-style="normal" officeooo:rsid="0103e83f" style:font-style-asian="normal" style:font-style-complex="normal"/>
    </style:style>
    <style:style style:name="T211" style:family="text">
      <style:text-properties fo:font-style="normal" officeooo:rsid="0104d665" style:font-style-asian="normal" style:font-style-complex="normal"/>
    </style:style>
    <style:style style:name="T212" style:family="text">
      <style:text-properties fo:font-style="normal" officeooo:rsid="0105e4e7" style:font-style-asian="normal" style:font-style-complex="normal"/>
    </style:style>
    <style:style style:name="T213" style:family="text">
      <style:text-properties fo:font-style="normal" officeooo:rsid="0107ca2d" style:font-style-asian="normal" style:font-style-complex="normal"/>
    </style:style>
    <style:style style:name="T214" style:family="text">
      <style:text-properties fo:font-style="normal" officeooo:rsid="01097aaf" style:font-style-asian="normal" style:font-style-complex="normal"/>
    </style:style>
    <style:style style:name="T215" style:family="text">
      <style:text-properties fo:font-style="normal" officeooo:rsid="01466d7c" style:font-style-asian="normal" style:font-style-complex="normal"/>
    </style:style>
    <style:style style:name="T216" style:family="text">
      <style:text-properties fo:font-style="normal" officeooo:rsid="014810e6" style:font-style-asian="normal" style:font-style-complex="normal"/>
    </style:style>
    <style:style style:name="T217" style:family="text">
      <style:text-properties fo:font-style="normal" officeooo:rsid="0149ae2c" style:font-style-asian="normal" style:font-style-complex="normal"/>
    </style:style>
    <style:style style:name="T218" style:family="text">
      <style:text-properties fo:font-style="normal" officeooo:rsid="01508026" style:font-style-asian="normal" style:font-style-complex="normal"/>
    </style:style>
    <style:style style:name="T219" style:family="text">
      <style:text-properties fo:font-style="normal" officeooo:rsid="0151bf2c" style:font-style-asian="normal" style:font-style-complex="normal"/>
    </style:style>
    <style:style style:name="T220" style:family="text">
      <style:text-properties fo:font-style="normal" officeooo:rsid="0152a826" style:font-style-asian="normal" style:font-style-complex="normal"/>
    </style:style>
    <style:style style:name="T221" style:family="text">
      <style:text-properties fo:font-style="normal" officeooo:rsid="01541804" style:font-style-asian="normal" style:font-style-complex="normal"/>
    </style:style>
    <style:style style:name="T222" style:family="text">
      <style:text-properties fo:font-style="normal" officeooo:rsid="01556578" style:font-style-asian="normal" style:font-style-complex="normal"/>
    </style:style>
    <style:style style:name="T223" style:family="text">
      <style:text-properties fo:font-style="normal" officeooo:rsid="0155ec4c" style:font-style-asian="normal" style:font-style-complex="normal"/>
    </style:style>
    <style:style style:name="T224" style:family="text">
      <style:text-properties fo:font-style="normal" officeooo:rsid="01573024" style:font-style-asian="normal" style:font-style-complex="normal"/>
    </style:style>
    <style:style style:name="T225" style:family="text">
      <style:text-properties fo:font-style="normal" officeooo:rsid="01574e47" style:font-style-asian="normal" style:font-style-complex="normal"/>
    </style:style>
    <style:style style:name="T226" style:family="text">
      <style:text-properties fo:font-style="normal" officeooo:rsid="015833a1" style:font-style-asian="normal" style:font-style-complex="normal"/>
    </style:style>
    <style:style style:name="T227" style:family="text">
      <style:text-properties fo:font-style="normal" officeooo:rsid="015991be" style:font-style-asian="normal" style:font-style-complex="normal"/>
    </style:style>
    <style:style style:name="T228" style:family="text">
      <style:text-properties fo:font-style="normal" officeooo:rsid="0159b9a8" style:font-style-asian="normal" style:font-style-complex="normal"/>
    </style:style>
    <style:style style:name="T229" style:family="text">
      <style:text-properties fo:font-style="normal" officeooo:rsid="015b64e6" style:font-style-asian="normal" style:font-style-complex="normal"/>
    </style:style>
    <style:style style:name="T230" style:family="text">
      <style:text-properties fo:font-style="normal" officeooo:rsid="015d544c" style:font-style-asian="normal" style:font-style-complex="normal"/>
    </style:style>
    <style:style style:name="T231" style:family="text">
      <style:text-properties fo:font-style="normal" officeooo:rsid="015e92d8" style:font-style-asian="normal" style:font-style-complex="normal"/>
    </style:style>
    <style:style style:name="T232" style:family="text">
      <style:text-properties fo:font-style="normal" officeooo:rsid="0172d038" style:font-style-asian="normal" style:font-style-complex="normal"/>
    </style:style>
    <style:style style:name="T233" style:family="text">
      <style:text-properties fo:font-style="normal" officeooo:rsid="0172fb04" style:font-style-asian="normal" style:font-style-complex="normal"/>
    </style:style>
    <style:style style:name="T234" style:family="text">
      <style:text-properties fo:font-style="normal" officeooo:rsid="01739f7d" style:font-style-asian="normal" style:font-style-complex="normal"/>
    </style:style>
    <style:style style:name="T235" style:family="text">
      <style:text-properties fo:font-style="normal" officeooo:rsid="01751381" style:font-style-asian="normal" style:font-style-complex="normal"/>
    </style:style>
    <style:style style:name="T236" style:family="text">
      <style:text-properties fo:font-style="normal" officeooo:rsid="001e75c3" style:font-style-asian="normal" style:font-style-complex="normal"/>
    </style:style>
    <style:style style:name="T237" style:family="text">
      <style:text-properties fo:font-style="normal" officeooo:rsid="017bc0f9" style:font-style-asian="normal" style:font-style-complex="normal"/>
    </style:style>
    <style:style style:name="T238" style:family="text">
      <style:text-properties fo:font-style="normal" officeooo:rsid="017c25f2" style:font-style-asian="normal" style:font-style-complex="normal"/>
    </style:style>
    <style:style style:name="T239" style:family="text">
      <style:text-properties fo:font-style="normal" officeooo:rsid="017e1fba" style:font-style-asian="normal" style:font-style-complex="normal"/>
    </style:style>
    <style:style style:name="T240" style:family="text">
      <style:text-properties fo:font-style="normal" officeooo:rsid="017f03da" style:font-style-asian="normal" style:font-style-complex="normal"/>
    </style:style>
    <style:style style:name="T241" style:family="text">
      <style:text-properties fo:font-style="normal" officeooo:rsid="01862f33" style:font-style-asian="normal" style:font-style-complex="normal"/>
    </style:style>
    <style:style style:name="T242" style:family="text">
      <style:text-properties fo:font-style="normal" officeooo:rsid="01865e68" style:font-style-asian="normal" style:font-style-complex="normal"/>
    </style:style>
    <style:style style:name="T243" style:family="text">
      <style:text-properties fo:font-style="normal" officeooo:rsid="018a8a70" style:font-style-asian="normal" style:font-style-complex="normal"/>
    </style:style>
    <style:style style:name="T244" style:family="text">
      <style:text-properties fo:font-style="normal" officeooo:rsid="03797c79" style:font-style-asian="normal" style:font-style-complex="normal"/>
    </style:style>
    <style:style style:name="T245" style:family="text">
      <style:text-properties fo:font-style="normal" fo:font-weight="normal" officeooo:rsid="02aeabea" style:font-style-asian="normal" style:font-weight-asian="normal" style:font-style-complex="normal" style:font-weight-complex="normal"/>
    </style:style>
    <style:style style:name="T246" style:family="text">
      <style:text-properties fo:font-style="normal" fo:font-weight="normal" officeooo:rsid="02b3fc7a" style:font-style-asian="normal" style:font-weight-asian="normal" style:font-style-complex="normal" style:font-weight-complex="normal"/>
    </style:style>
    <style:style style:name="T247" style:family="text">
      <style:text-properties fo:font-style="normal" fo:font-weight="normal" officeooo:rsid="02b54e50" style:font-style-asian="normal" style:font-weight-asian="normal" style:font-style-complex="normal" style:font-weight-complex="normal"/>
    </style:style>
    <style:style style:name="T248" style:family="text">
      <style:text-properties fo:font-style="normal" fo:font-weight="normal" officeooo:rsid="02b85ed2" style:font-style-asian="normal" style:font-weight-asian="normal" style:font-style-complex="normal" style:font-weight-complex="normal"/>
    </style:style>
    <style:style style:name="T249" style:family="text">
      <style:text-properties fo:font-style="normal" fo:font-weight="normal" officeooo:rsid="02bf5192" style:font-style-asian="normal" style:font-weight-asian="normal" style:font-style-complex="normal" style:font-weight-complex="normal"/>
    </style:style>
    <style:style style:name="T250" style:family="text">
      <style:text-properties fo:font-style="normal" fo:font-weight="bold" officeooo:rsid="0105e4e7" style:font-style-asian="normal" style:font-weight-asian="bold" style:font-style-complex="normal" style:font-weight-complex="bold"/>
    </style:style>
    <style:style style:name="T251" style:family="text">
      <style:text-properties officeooo:rsid="011869ee"/>
    </style:style>
    <style:style style:name="T252" style:family="text">
      <style:text-properties officeooo:rsid="01258e7e"/>
    </style:style>
    <style:style style:name="T253" style:family="text">
      <style:text-properties officeooo:rsid="01626a32"/>
    </style:style>
    <style:style style:name="T254" style:family="text">
      <style:text-properties officeooo:rsid="01632e8c"/>
    </style:style>
    <style:style style:name="T255" style:family="text">
      <style:text-properties officeooo:rsid="016893cf"/>
    </style:style>
    <style:style style:name="T256" style:family="text">
      <style:text-properties officeooo:rsid="018bc5e8"/>
    </style:style>
    <style:style style:name="T257" style:family="text">
      <style:text-properties officeooo:rsid="019079f9"/>
    </style:style>
    <style:style style:name="T258" style:family="text">
      <style:text-properties officeooo:rsid="0199d132"/>
    </style:style>
    <style:style style:name="T259" style:family="text">
      <style:text-properties officeooo:rsid="019ca31d"/>
    </style:style>
    <style:style style:name="T260" style:family="text">
      <style:text-properties officeooo:rsid="01a1938c"/>
    </style:style>
    <style:style style:name="T261" style:family="text">
      <style:text-properties officeooo:rsid="01a87c6a"/>
    </style:style>
    <style:style style:name="T262" style:family="text">
      <style:text-properties officeooo:rsid="01b69a1e"/>
    </style:style>
    <style:style style:name="T263" style:family="text">
      <style:text-properties officeooo:rsid="01b9e196"/>
    </style:style>
    <style:style style:name="T264" style:family="text">
      <style:text-properties officeooo:rsid="01bb866e"/>
    </style:style>
    <style:style style:name="T265" style:family="text">
      <style:text-properties officeooo:rsid="01be030d"/>
    </style:style>
    <style:style style:name="T266" style:family="text">
      <style:text-properties officeooo:rsid="01c09af2"/>
    </style:style>
    <style:style style:name="T267" style:family="text">
      <style:text-properties officeooo:rsid="01cad624"/>
    </style:style>
    <style:style style:name="T268" style:family="text">
      <style:text-properties officeooo:rsid="01cef523"/>
    </style:style>
    <style:style style:name="T269" style:family="text">
      <style:text-properties officeooo:rsid="01d47796"/>
    </style:style>
    <style:style style:name="T270" style:family="text">
      <style:text-properties officeooo:rsid="01d5fcaf"/>
    </style:style>
    <style:style style:name="T271" style:family="text">
      <style:text-properties officeooo:rsid="01dbdf0b"/>
    </style:style>
    <style:style style:name="T272" style:family="text">
      <style:text-properties officeooo:rsid="01e01a42"/>
    </style:style>
    <style:style style:name="T273" style:family="text">
      <style:text-properties officeooo:rsid="01e53fb5"/>
    </style:style>
    <style:style style:name="T274" style:family="text">
      <style:text-properties officeooo:rsid="01f9afd2"/>
    </style:style>
    <style:style style:name="T275" style:family="text">
      <style:text-properties officeooo:rsid="020e049e"/>
    </style:style>
    <style:style style:name="T276" style:family="text">
      <style:text-properties officeooo:rsid="020fa520"/>
    </style:style>
    <style:style style:name="T277" style:family="text">
      <style:text-properties officeooo:rsid="02112ffc"/>
    </style:style>
    <style:style style:name="T278" style:family="text">
      <style:text-properties officeooo:rsid="022ae820"/>
    </style:style>
    <style:style style:name="T279" style:family="text">
      <style:text-properties officeooo:rsid="022b1154"/>
    </style:style>
    <style:style style:name="T280" style:family="text">
      <style:text-properties officeooo:rsid="022d200a"/>
    </style:style>
    <style:style style:name="T281" style:family="text">
      <style:text-properties officeooo:rsid="0237c829"/>
    </style:style>
    <style:style style:name="T282" style:family="text">
      <style:text-properties officeooo:rsid="024e8fb3"/>
    </style:style>
    <style:style style:name="T283" style:family="text">
      <style:text-properties officeooo:rsid="0251b8e8"/>
    </style:style>
    <style:style style:name="T284" style:family="text">
      <style:text-properties officeooo:rsid="0256065a"/>
    </style:style>
    <style:style style:name="T285" style:family="text">
      <style:text-properties officeooo:rsid="0258c7bd"/>
    </style:style>
    <style:style style:name="T286" style:family="text">
      <style:text-properties officeooo:rsid="02654e16"/>
    </style:style>
    <style:style style:name="T287" style:family="text">
      <style:text-properties officeooo:rsid="02761287"/>
    </style:style>
    <style:style style:name="T288" style:family="text">
      <style:text-properties officeooo:rsid="027abd6e"/>
    </style:style>
    <style:style style:name="T289" style:family="text">
      <style:text-properties officeooo:rsid="027db300"/>
    </style:style>
    <style:style style:name="T290" style:family="text">
      <style:text-properties fo:font-weight="bold" style:font-weight-asian="bold" style:font-weight-complex="bold"/>
    </style:style>
    <style:style style:name="T291" style:family="text">
      <style:text-properties fo:font-weight="bold" officeooo:rsid="03eb4cd1" style:font-weight-asian="bold" style:font-weight-complex="bold"/>
    </style:style>
    <style:style style:name="T292" style:family="text">
      <style:text-properties officeooo:rsid="02f6cccd"/>
    </style:style>
    <style:style style:name="T293" style:family="text">
      <style:text-properties officeooo:rsid="03029f5a"/>
    </style:style>
    <style:style style:name="T294" style:family="text">
      <style:text-properties officeooo:rsid="03293bca"/>
    </style:style>
    <style:style style:name="T295" style:family="text">
      <style:text-properties officeooo:rsid="03568222"/>
    </style:style>
    <style:style style:name="T296" style:family="text">
      <style:text-properties officeooo:rsid="035aa44b"/>
    </style:style>
    <style:style style:name="T297" style:family="text">
      <style:text-properties officeooo:rsid="035c112c"/>
    </style:style>
    <style:style style:name="T298" style:family="text">
      <style:text-properties officeooo:rsid="03883549"/>
    </style:style>
    <style:style style:name="T299" style:family="text">
      <style:text-properties officeooo:rsid="03a23f81"/>
    </style:style>
    <style:style style:name="T300" style:family="text">
      <style:text-properties officeooo:rsid="03a50a79"/>
    </style:style>
    <style:style style:name="T301" style:family="text">
      <style:text-properties officeooo:rsid="03e04e4f"/>
    </style:style>
    <style:style style:name="T302" style:family="text">
      <style:text-properties officeooo:rsid="03e16178"/>
    </style:style>
    <style:style style:name="T303" style:family="text">
      <style:text-properties officeooo:rsid="042722f5"/>
    </style:style>
    <style:style style:name="T304" style:family="text">
      <style:text-properties officeooo:rsid="042d9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thank the reviewers for the thoughtful feedback. We will … <text:span text:style-name="T301">(typos, ...)</text:span>. We address some high-level</text:p>
      <text:p text:style-name="P1">concerns first; responses to specific questions follow.</text:p>
      <text:p text:style-name="P2"/>
      <text:p text:style-name="P56">Framing</text:p>
      <text:p text:style-name="P37"><text:span text:style-name="T2"/></text:p>
      <text:p text:style-name="P26"><text:span text:style-name="T12">B: </text:span><text:span text:style-name="T2">The title and introduction set expectations way too high. <text:s/>This paper's approach is fundamentally limited to tackling a tiny fraction of the space of proof evolutions people will want in practice.</text:span></text:p>
      <text:p text:style-name="P26"><text:span text:style-name="T2"/></text:p>
      <text:p text:style-name="P43"><text:span text:style-name="T2">B: </text:span><text:span text:style-name="T15">I'm tempted to make it a shepherding requirement that the title be changed, say to mention "data type isomorphisms". </text:span></text:p>
      <text:p text:style-name="P26"><text:span text:style-name="T2"/></text:p>
      <text:p text:style-name="P38"><text:span text:style-name="T2">[</text:span><text:span text:style-name="T13">Will </text:span><text:span text:style-name="T14">change title and intro to </text:span><text:span text:style-name="T15">address this.]</text:span></text:p>
      <text:p text:style-name="P38"><text:span text:style-name="T15"/></text:p>
      <text:p text:style-name="P54"><text:span text:style-name="T15">B: </text:span><text:span text:style-name="T3">Line 1112: "The proof refactoring tool Levity [Bourke et al. 2012] has, like Carrot, seen industrial use. Unlike Carrot, it focuses on a specific refactoring task, whereas Carrot is configurable to many different kinds of changes." <text:s/>I would call this statement disingenuous, in a way that highlights the miscalibrated framing of the paper. <text:s/>Carrot also has extremely narrow scope within refactoring, though probably one with more dimensions of variation, yes.</text:span></text:p>
      <text:p text:style-name="P54"><text:span text:style-name="T3"/></text:p>
      <text:p text:style-name="P55"><text:span text:style-name="T3">[</text:span><text:span text:style-name="T2">This too.]</text:span></text:p>
      <text:p text:style-name="P19"/>
      <text:p text:style-name="P31">Scope of Changes</text:p>
      <text:p text:style-name="P31"/>
      <text:p text:style-name="P68">B: <text:span text:style-name="T287">First, I was really frustrated by the paper's lack of explicit clarity about scope. <text:s text:c="2"/>There are just so many necessary proof evolutions that don't fit this technique. </text:span></text:p>
      <text:p text:style-name="P62"/>
      <text:p text:style-name="P62"><text:span text:style-name="T251">A: </text:span>Finally, it is unclear how adding or removing a constructor argument or a constructor could be handled in a variant of this setting which intrinsically relies on equivalences. This limitation in the scope of the tool is not an essential point though.</text:p>
      <text:p text:style-name="P75"/>
      <text:p text:style-name="P109">B: <text:span text:style-name="T1">"One ongoing challenge is defining and discovering useful configurations to support adding new constructors." <text:s/>Yes, sounds really important to scale to most real use cases.</text:span></text:p>
      <text:p text:style-name="P23"/>
      <text:p text:style-name="P75">[<text:span text:style-name="T252">The key idea is to separate out the new information into the left projection of the sigma. Adding arguments to constructors, for example, corresponds to an ornament with the “patch” corresponding to the new information (TODO cite, nat to lists), and all ornaments induce particular equivalences between sigma types (TODO cite) so should be able to configure DepConstr and DepElim appropriately (eta and iota don't change since it's an ornament). But hard thing is exposing an interface to user for providing that left projection (here the patch), which is not yet really done in even the ornaments work. Because the patch when going from nat to lists, for example, is exactly the vector type---and not very useful to ask users for that, so need a useful interface to ask for just enough information such that we could </text:span><text:span text:style-name="T202">construct</text:span><text:span text:style-name="T218"> </text:span><text:span text:style-name="T219">functions and proofs about vectors.</text:span><text:span text:style-name="T252"> We can note this if it's interesting, just didn't have time to implement and wasn't immediately needed by users.]</text:span></text:p>
      <text:p text:style-name="P75"/>
      <text:p text:style-name="P75"><text:span text:style-name="T302">[Adding new constructors is harder, since not covered by existing literature---not sure yet if an equivalence can capture this </text:span><text:span text:style-name="T201">usefully. </text:span><text:span text:style-name="T215">It seems to depend a lot on the semantics of the change. </text:span><text:span text:style-name="T216">We have implemented </text:span><text:span text:style-name="T220">a few</text:span><text:span text:style-name="T216"> equivalences </text:span><text:a xlink:type="simple" xlink:href="https://github.com/uwplse/ornamental-search/blob/master/plugin/coq/playground/constr_extension.v" text:style-name="Internet_20_link" text:visited-style-name="Visited_20_Internet_20_Link"><text:span text:style-name="T216">here</text:span></text:a><text:span text:style-name="T216"> </text:span><text:span text:style-name="T217">back in February, </text:span><text:span text:style-name="T221">but did not pursue this further. </text:span><text:span text:style-name="T232">Can </text:span><text:span text:style-name="T233">add a new constructor that is just a base case, </text:span><text:span text:style-name="T234">and then add arguments and </text:span><text:span text:style-name="T235">compose with ornamentation with patches.</text:span><text:span text:style-name="T221"> </text:span><text:span text:style-name="T222">Basically in both cases, </text:span><text:span text:style-name="T223">equivalences can for sure </text:span><text:span text:style-name="T224">capture </text:span><text:span text:style-name="T225">the changes in some way, </text:span><text:span text:style-name="T226">the real </text:span><text:soft-page-break/><text:span text:style-name="T226">question (unanswered) is whether they can do so usefully in a way that </text:span><text:span text:style-name="T227">exposes a </text:span><text:span text:style-name="T228">neat interface to the user for just the additional information </text:span><text:span text:style-name="T231">(TODO paper line)</text:span><text:span text:style-name="T228">. </text:span><text:span text:style-name="T229">We will make this much more explicit.</text:span><text:span text:style-name="T230">]</text:span><text:span text:style-name="T217"> </text:span></text:p>
      <text:p text:style-name="P19"/>
      <text:p text:style-name="P76">A: <text:s/><text:span text:style-name="T1">L340: In case the number of constructors differs, can one build a configuration then? E.g. if one wanted to move between:</text:span></text:p>
      <text:p text:style-name="P19"/>
      <text:p text:style-name="P19"><text:s text:c="2"/>Ind I := A | B <text:s/>and Ind J := makeJ : bool.</text:p>
      <text:p text:style-name="P19"/>
      <text:p text:style-name="P19">I guess one can build an equivalence and appropriate eliminators here, just not using the natural ones, and making a choice to send `makeJ true` to `A` or `B`?</text:p>
      <text:p text:style-name="P19"/>
      <text:p text:style-name="P78">[Yes, <text:span text:style-name="T255">that example should work. Will depend on desired semantics, in general. But basically those are exactly the cases that do not correspond to ornaments, and so are the cases when Iota becomes necessary. And matching against implicit applications of the new, non-natural eliminator will not always be obvious.]</text:span></text:p>
      <text:p text:style-name="P78"/>
      <text:p text:style-name="P95">B: <text:span text:style-name="T15">The broader case is intentionally changing the generality of a data type, to more or less generality. </text:span></text:p>
      <text:p text:style-name="P95"><text:span text:style-name="T15"/></text:p>
      <text:p text:style-name="P96"><text:span text:style-name="T15">[</text:span><text:span text:style-name="T25">Could separate out the “new” information </text:span><text:span text:style-name="T32">(human proof obligation)</text:span><text:span text:style-name="T25"> </text:span><text:span text:style-name="T26">into a sigma type, for example </text:span><text:span text:style-name="T27">relating </text:span><text:span text:style-name="T28">the positives </text:span><text:span text:style-name="T29">to </text:span><text:span text:style-name="T30">the non-zero naturals </text:span><text:span text:style-name="T31">via </text:span><text:span text:style-name="T33">inequality chec</text:span><text:span text:style-name="T34">k. </text:span><text:span text:style-name="T35">Had an example like this </text:span><text:span text:style-name="T36">but removed it </text:span><text:span text:style-name="T37">from paper. </text:span><text:span text:style-name="T38">Requires some cleverness; </text:span><text:span text:style-name="T39">clear can be done, unclear if can be done </text:span><text:span text:style-name="T203">usefully </text:span><text:span text:style-name="T245">and </text:span><text:span text:style-name="T203">easily</text:span><text:span text:style-name="T245">. </text:span><text:span text:style-name="T246">Happy to add example back and/or </text:span><text:span text:style-name="T247">clarify </text:span><text:span text:style-name="T248">usefulness for these cases is not yet clear. </text:span><text:span text:style-name="T249">Will make emphasis clear.</text:span><text:span text:style-name="T2">]</text:span></text:p>
      <text:p text:style-name="P95"><text:span text:style-name="T15"/></text:p>
      <text:p text:style-name="P95"><text:span text:style-name="T40">B: </text:span><text:span text:style-name="T15">We might also (much more frequently, in my experience) change definitions of logical predicates, to make them weaker, stronger, or neither, then needing to update proofs accordingly. <text:s/>In my experience with research projects using Coq, yes, we might occasionally need to replace a type with an isomorphic one, and we can indeed benefit from tool support to help, but this would tend to happen on the scale of one every few months, rather than other kinds of changes on the scale of one every few hours (in the exploratory stage of a research project, at least).</text:span></text:p>
      <text:p text:style-name="P95"><text:span text:style-name="T15"/></text:p>
      <text:p text:style-name="P97"><text:span text:style-name="T15">[</text:span><text:span text:style-name="T2">Yes, didn't mean to </text:span><text:span text:style-name="T41">imply that we </text:span><text:span text:style-name="T42">will solve the problem of proof repair entirely. </text:span><text:span text:style-name="T43">Will fix. </text:span><text:span text:style-name="T44">Definitely focused on </text:span><text:span text:style-name="T45">datatypes. </text:span><text:span text:style-name="T46">Again in principle this is a lot like adding a hypothesis to a single-constructor inductive type, </text:span><text:span text:style-name="T47">but we haven't tested it yet.]</text:span></text:p>
      <text:p text:style-name="P2"/>
      <text:p text:style-name="P110"><text:span text:style-name="T290">A</text:span><text:span text:style-name="T291">utomation</text:span></text:p>
      <text:p text:style-name="P110"><text:span text:style-name="T291"/></text:p>
      <text:p text:style-name="P57"><text:span text:style-name="T81">B </text:span><text:span text:style-name="T137">(</text:span><text:span text:style-name="T139">explicit</text:span><text:span text:style-name="T138"> question): </text:span><text:span text:style-name="T3">Which heuristics have you implemented for building configurations automatically? <text:s/>Are they just for constructor renaming/permutation and conversion between tuples and records? <text:s/>Around line 276, you write that you have built four procedures, including two for dependent types, but it's not clear to me there what are the *procedures* rather than just concrete examples.</text:span></text:p>
      <text:p text:style-name="P57"><text:span text:style-name="T3"/></text:p>
      <text:p text:style-name="P58"><text:span text:style-name="T3">[</text:span><text:span text:style-name="T142">One for c</text:span><text:span text:style-name="T140">onstructor renaming/permutation, </text:span><text:span text:style-name="T143">one for </text:span><text:span text:style-name="T141">tuples and records, </text:span><text:span text:style-name="T144">one for </text:span><text:span text:style-name="T145">algebraic ornaments in general (from DEVOID, ported to this framework), </text:span><text:span text:style-name="T146">and one for unpacking </text:span><text:span text:style-name="T147">sigma types </text:span><text:span text:style-name="T148">(</text:span><text:span text:style-name="T149">Σ(s : Σ</text:span><text:span text:style-name="T150"> m</text:span><text:span text:style-name="T149">.</text:span><text:span text:style-name="T150">A</text:span><text:span text:style-name="T149"> m).</text:span><text:span text:style-name="T151">projT1 </text:span><text:span text:style-name="T152">s</text:span><text:span text:style-name="T149"> = n ≃ </text:span><text:span text:style-name="T153">A</text:span><text:span text:style-name="T149"> n</text:span><text:span text:style-name="T153">). </text:span><text:span text:style-name="T154">These are </text:span><text:span text:style-name="T157">found </text:span><text:a xlink:type="simple" xlink:href="https://github.com/uwplse/ornamental-search/blob/master/plugin/src/automation/search/search.ml" text:style-name="Internet_20_link" text:visited-style-name="Visited_20_Internet_20_Link"><text:span text:style-name="T158">here</text:span></text:a><text:span text:style-name="T158"> and </text:span><text:a xlink:type="simple" xlink:href="https://github.com/uwplse/ornamental-search/blob/master/plugin/src/automation/search/equivalence.ml" text:style-name="Internet_20_link" text:visited-style-name="Visited_20_Internet_20_Link"><text:span text:style-name="T158">here</text:span></text:a><text:span text:style-name="T158"> in</text:span><text:span text:style-name="T157"> the implementation, </text:span><text:span text:style-name="T159">and are called </text:span><text:span text:style-name="T160">SwapConstruct, CurryRecord, </text:span><text:span text:style-name="T161">Algebraic, </text:span><text:span text:style-name="T162">and UnpackSigma, respectively.]</text:span></text:p>
      <text:p text:style-name="P50"><text:span text:style-name="T81"/></text:p>
      <text:p text:style-name="P51"><text:span text:style-name="T81">B: </text:span><text:span text:style-name="T3">Do you automate proofs such as appear in Fig. 3, for round-tripping laws? <text:s/>Your configuration generators do it for specific cases?</text:span></text:p>
      <text:p text:style-name="P51"><text:soft-page-break/><text:span text:style-name="T3"/></text:p>
      <text:p text:style-name="P104"><text:span text:style-name="T3">[</text:span><text:span text:style-name="T136">Yes! </text:span><text:span text:style-name="T82">For sure we do. </text:span><text:span text:style-name="T83">Implementation for configuration is </text:span><text:a xlink:type="simple" xlink:href="https://github.com/uwplse/ornamental-search/blob/master/plugin/src/automation/search/equivalence.ml" text:style-name="Internet_20_link" text:visited-style-name="Visited_20_Internet_20_Link"><text:span text:style-name="T83">here</text:span></text:a><text:span text:style-name="T83">. </text:span><text:span text:style-name="T84">Mentioned on line 5</text:span><text:span text:style-name="T85">33.</text:span><text:span text:style-name="T136">] </text:span></text:p>
      <text:p text:style-name="P4"><text:span text:style-name="T2"/></text:p>
      <text:p text:style-name="P30">Matching</text:p>
      <text:p text:style-name="P3"/>
      <text:p text:style-name="P6"><text:span text:style-name="T4">A: </text:span><text:span text:style-name="T2">The presentation is quite informal: as a result it is unclear exactly in which situations the repair is going to work and <text:s/>produce well-typed results. Worse, it is not clear from the current description how the more complex transformations are performed. <text:s/></text:span>For example, the generalization of a binder for vector <text:s/>indexes in section 6.2 and passing along of equality proofs looks like a very non-trival program transformation, but it is not formally described how this is achieved.</text:p>
      <text:p text:style-name="P3"/>
      <text:p text:style-name="P73"><text:span text:style-name="T195">[Talia: We were constrained due to space, and decided to leave this to the artifact, which we omitted for double-blinding. We will explain this better in the camera-ready. You can find the file as it was when we submitted </text:span><text:a xlink:type="simple" xlink:href="https://github.com/uwplse/ornamental-search/blob/27ad801c5c280e2379824102e4d306c39b925790/plugin/coq/examples/Example.v" text:style-name="Internet_20_link" text:visited-style-name="Visited_20_Internet_20_Link"><text:span text:style-name="T195">here</text:span></text:a><text:span text:style-name="T195">. It includes an in-depth explanation of the process. You can see that the extra index, the proofs about lists and their lengths, are written by the human, as mentioned in the paper <text:s/>(TODO paper line, code line). These were already written for DEVOID. CARROT generates an eliminator that makes it easy to package these into proofs about { l : list T &amp; length l = n } (new since DEVOID; pape rline, code line). It then ports that across the equivalence between lists and sigT (vector T) to get </text:span>{ s : sigT (vector T) &amp; projT1 s = n} <text:span text:style-name="T196">(using the DEVOID configuration; TODO paper line, code line). It then lifts from { s : sigT (vector T) &amp; projT1 s = n } to vector T n, using a new configuration that lifts from { s : sigT T &amp; projT1 T = n } to T n (new since DEVOID; TODO paper line, code line). This transformation does not touch DepConstr and DepElim (TODO paper line). Eta is described on line 889 of the paper, and the procedure more generally can be found in the code </text:span><text:a xlink:type="simple" xlink:href="https://github.com/uwplse/ornamental-search/blob/master/plugin/src/automation/lift/liftconfig.ml#L503" text:style-name="Internet_20_link" text:visited-style-name="Visited_20_Internet_20_Link"><text:span text:style-name="T196">here</text:span></text:a><text:span text:style-name="T196">. Whether or not Eta applies is determined using a custom unification procedure (TODO paper line; for this configuration, it can be found </text:span><text:a xlink:type="simple" xlink:href="https://github.com/uwplse/ornamental-search/blob/master/plugin/src/automation/lift/liftconfig.ml#L785" text:style-name="Internet_20_link" text:visited-style-name="Visited_20_Internet_20_Link"><text:span text:style-name="T196">here</text:span></text:a><text:span text:style-name="T196">)---so the user does not need to generalize the proof and explicitly apply eta, we determine the arguments using custom unification. We have not formally analyzed the completeness of these custom unification procedures, and did not explain them in detail because we did not find them interesting---we are happy to explain them in the paper, to clarify any current shortcomings more explicitly, and to expand on them and improve on them as needed. We will add a section on matching with preconditions. Really meant for separation of concerns.]</text:span></text:p>
      <text:p text:style-name="P71"/>
      <text:p text:style-name="P5"><text:span text:style-name="T254">A: </text:span>Similarly, the example in section 6.2 requires quite some trickery with equalities and the authors note that open challenges remain to define the Iota correctly. I could not understand the problems in detail due to the above item.</text:p>
      <text:p text:style-name="P5"/>
      <text:p text:style-name="P22"><text:span text:style-name="T244">B: </text:span><text:span text:style-name="T212">Section 6.2.3 leaves me unclear on whether Carrot generates these dependent-types-oriented configurations automatically. <text:s/>It doesn't sound like it, but somehow I had gotten the opposite impression earlier.</text:span></text:p>
      <text:p text:style-name="P71"/>
      <text:p text:style-name="P72"><text:span text:style-name="T197">[We do. Misspoke here and will fix the mistake---problem is not with Iota, but with matching against Eta in the opposite direction (not the direction shown in the paper, just mentioned for the sake of transparency and scientific integrity). Didn't think that much about it since I didn't need the opposite direction, figured it was OK to wait until camera ready, happy to implement opposite direction for camera ready. You see this </text:span><text:a xlink:type="simple" xlink:href="https://github.com/uwplse/ornamental-search/blob/master/plugin/coq/TestUnpack.v#L78" text:style-name="Internet_20_link" text:visited-style-name="Visited_20_Internet_20_Link"><text:span text:style-name="T197">here</text:span></text:a><text:span text:style-name="T197">, though it's not yet using the language of the paper. Basically the problem is when we see equalitites of numbers, how do we know they're equalities of indices? So matching with Eta in the opposite direction not really implemented. We for sure think the matching part should be undecidable in general, just wanted some separation of concerns. We will explain this more when we elaborate on matching.]</text:span></text:p>
      <text:p text:style-name="P3"/>
      <text:p text:style-name="P3"><text:soft-page-break/><text:span text:style-name="T253">A: </text:span>The new change of representation example of unary natural to binary natural numbers stumbles upon incompleteness of the proof repair procedure and requires crafting proof terms in a specific way for the machinery to work.</text:p>
      <text:p text:style-name="P3"/>
      <text:p text:style-name="P74">[Yes, <text:span text:style-name="T198">the incompleteness is of </text:span><text:span text:style-name="T199">matching</text:span><text:span text:style-name="T204"> </text:span><text:span text:style-name="T205">again. We don't have a good way yet to match against </text:span><text:span text:style-name="T200">implicit</text:span><text:span text:style-name="T205"> </text:span><text:span text:style-name="T206">applications of </text:span><text:span text:style-name="T207">Eta and Iota </text:span><text:span text:style-name="T208">for custom rules; for procedures, we </text:span><text:span text:style-name="T209">hardcode that in. </text:span><text:span text:style-name="T210">We are hoping to </text:span><text:span text:style-name="T211">implement support for this soon! </text:span><text:span text:style-name="T213">(</text:span><text:span text:style-name="T214">TODO note paper place?)</text:span><text:span text:style-name="T212">]</text:span></text:p>
      <text:p text:style-name="P74"><text:span text:style-name="T212"/></text:p>
      <text:p text:style-name="P11"><text:span text:style-name="T269">A: </text:span>L571: It is unclear what you refer to as "the precondition" here. You should say that you see the `_ ↑ _` judgement as a function here and you are trying to apply it to the original proof ter<text:span text:style-name="T270">m</text:span> <text:s/>to produce a translated term … <text:s/>An example difficult case would go a long way in helping us understand the problem.</text:p>
      <text:p text:style-name="P11"/>
      <text:p text:style-name="P85">[Will add an example. <text:span text:style-name="T271">The example with implicit Iota in 6.3 is one of them.]</text:span></text:p>
      <text:p text:style-name="P11"/>
      <text:p text:style-name="P10"><text:span text:style-name="T272">A: </text:span>Can you provide some example rewrites that help in this situation? More generally, shouldn't the proof-term transformation rather look at types and the definitional equalities used in a term to achieve a more robust solution?</text:p>
      <text:p text:style-name="P10"/>
      <text:p text:style-name="P86">[Yes, and the rewrite rules we have so far do. We did not mean to imply that those rewrite rules are purely syntactic; <text:span text:style-name="T273">will clarify. Meant more like rewrite rules in the form of the work cited in TODO, which can call out to an external procedure (here either Coq's unification or our own unification) to decide whether they hold. Can handle examples like the one mentioned over the Handshake type as-is, with the custom unification procedures we have.]</text:span></text:p>
      <text:p text:style-name="P86"/>
      <text:p text:style-name="P13"><text:span text:style-name="T279">A: </text:span>At some points you mention user-provided rewrites can help tame this expansion problem: what would be the shapes of these rewrites?</text:p>
      <text:p text:style-name="P13"/>
      <text:p text:style-name="P91">[same as we do <text:span text:style-name="T280">now for our configurations---call out to some Ocaml code, apply custom unification, rewrite to explicit eta/iota.]</text:span></text:p>
      <text:p text:style-name="P91"/>
      <text:p text:style-name="P36">Parameters and Indices</text:p>
      <text:p text:style-name="P91"/>
      <text:p text:style-name="P15"><text:span text:style-name="T277">A: </text:span>L888: The provided `eta` rule has a quite different flavor than previous ones, now quantifying over indices and an equalilty proof along with the vector. How does this fit in the general framework? IIUC: in a configuration, Eta A should be of type A -&gt; A and this does not seem to follow that pattern.</text:p>
      <text:p text:style-name="P15"/>
      <text:p text:style-name="P88">[<text:span text:style-name="T275">Inconsistency between formalization and implementation here---formalization assumes all indices of A are fixed implicit arguments. Will sync these up.]</text:span></text:p>
      <text:p text:style-name="P91"/>
      <text:p text:style-name="P16"><text:span text:style-name="T281">A (explicit question):</text:span> I am very curious about the way you handle free variables in the equivalences. A basic issue is the parameter types A of the `list A ≃ Σ n, vector A n` equivalence. In general will you transform all instances of lists to corresponding instances of vectors or consider the equivalence for a single instance of A? <text:span text:style-name="T283">I suppose the former is true to handle rewriting inside polymorphic lemmas and proofs. In that case it should mean that you are handling universally quantified configurations that can apply to many instantiations of the same type family?</text:span></text:p>
      <text:p text:style-name="P14"/>
      <text:p text:style-name="P92">[<text:span text:style-name="T282">does not fix A, but translates A to the same A every time it sees it. Uses unification to match.]</text:span></text:p>
      <text:p text:style-name="P92"/>
      <text:p text:style-name="P17"><text:soft-page-break/><text:span text:style-name="T284">A (explicit question): </text:span>A more tricky case is the equivalence in section 6.2.1. Here you move lemma on vectors on some length to vectors at a particular length. This really changes the meaning of the lemma as there is no equivalence between `Σ n, vect A n` and `vect A m` for a given m. The derivation of the lemma `zip_with_is_zip` L901 must be using a kind of "general" eta rule and introduce the binding for `n` along with proof manipulations on equality to relate `length l1` and `length l2`. </text:p>
      <text:p text:style-name="P17"/>
      <text:p text:style-name="P93">[<text:span text:style-name="T285">every time the transformation runs, it is instantiated to a particular A already fixed at certain indices and parameters---matching is smart enough to generalize and determine what those are. The transformation assumes these are implicit, which is admittedly confusing. Will clarify.]</text:span></text:p>
      <text:p text:style-name="P93"/>
      <text:p text:style-name="P18">Conversely, `zip_with_pair` must now take an additional argument `n`. How is this achieved? Nothing in the proof repair transformation <text:s/>hints at the fact that binders can be added like this.</text:p>
      <text:p text:style-name="P18"/>
      <text:p text:style-name="P94">[<text:span text:style-name="T286">This comes from the user.</text:span>]</text:p>
      <text:p text:style-name="P77"/>
      <text:p text:style-name="P34">Formalization <text:span text:style-name="T267">&amp; Metatheory</text:span></text:p>
      <text:p text:style-name="P32"><text:span text:style-name="T2"/></text:p>
      <text:p text:style-name="P8"><text:span text:style-name="T261">A: </text:span>L521: The heterogeneous equality between P and Q should be in `A -&gt; Type` and `B -&gt; Type`. Likewise, the equality between the partially applied dependent eliminators should be in much more complex types. This informal use of the equality up-to equivalence `t ≡_{A ≃ B} t'` makes me uneasy as it is not a well-defined notion here. Likewise, there is no proof that these properties hold.</text:p>
      <text:p text:style-name="P8"/>
      <text:p text:style-name="P33"><text:span text:style-name="T2">[</text:span><text:span text:style-name="T5">Will clarify. The metatheory is HoTT. </text:span><text:span text:style-name="T2">Will specify the metatheory </text:span><text:span text:style-name="T6">explicitly and refer to a particular implementation of equality up to transport, e.g. univalent parametric relation. </text:span><text:span text:style-name="T8">Left this ambiguous for flexiblity and </text:span><text:span text:style-name="T9">mentioned some </text:span><text:span text:style-name="T10">implementations in </text:span><text:span text:style-name="T11">554 but ended up just being confusing.</text:span><text:span text:style-name="T6">]</text:span></text:p>
      <text:p text:style-name="P33"><text:span text:style-name="T6"/></text:p>
      <text:p text:style-name="P9"><text:span text:style-name="T266">A: </text:span>It would be good to provide a proof sketch that shows why the definitions of Iota and Eta allow to derive an equivalence. As I can see now, the translation can use Iota in any proof where `DepElim (DepConstr ...)` is mentioned to mimick the unfolding behavior of the eliminator.</text:p>
      <text:p text:style-name="P9"/>
      <text:p text:style-name="P35"><text:span text:style-name="T6">[Happy to include if </text:span><text:span text:style-name="T7">wanted.]</text:span></text:p>
      <text:p text:style-name="P35"><text:span text:style-name="T7"/></text:p>
      <text:p text:style-name="P39">Proof Scripts</text:p>
      <text:p text:style-name="P39"/>
      <text:p text:style-name="P63"><text:span text:style-name="T288">B: </text:span>The story for coming up with readable proof scripts, and for supporting good software-engineering practices in general, seems weak and preliminary.</text:p>
      <text:p text:style-name="P63"/>
      <text:p text:style-name="P67">[For sure. We tried to be upfront about this---really a <text:span text:style-name="T289">preliminary prototype that shows some promise for some users, but not going to solve tactic integration in all situations for all users. If came on too strong, can be more explicit about this.]</text:span></text:p>
      <text:p text:style-name="P67"/>
      <text:p text:style-name="P21"><text:span text:style-name="T293">B: </text:span>Fig. 2 already shows excessive provision of explicit arguments in rewrites. <text:s/>Even within the limited vocabulary of tactics that are considered, we already get scripts that are not pleasant to read. I wonder how hard it would be to formulate an analogous repair procedure directly on tactics. <text:s/>Something along these lines seems essential to preserve little coding flourishes chosen to aid readability. <text:s/>Even just preserving comments would be a step forward.</text:p>
      <text:p text:style-name="P20"/>
      <text:p text:style-name="P98">[<text:span text:style-name="T292">Yes, this was preliminary. Limitations of directly over tactics mentioned on line TODO.]</text:span></text:p>
      <text:p text:style-name="P98"/>
      <text:p text:style-name="P102"><text:soft-page-break/>B: <text:span text:style-name="T1">Later discussion leaves compatibility with highly automated proof scripts as future work. <text:s/>Personally, I'm skeptical that very-manual proof scripting can scale to broad industrial use, so, yes, please do keep looking into that kind of extension. <text:s/>I would expect it can only be done with repair that looks at your old tactic script.</text:span></text:p>
      <text:p text:style-name="P102"/>
      <text:p text:style-name="P99"><text:span text:style-name="T298">[We did implement this partially in the time between submission and reviews (currently in a branch). We expose an interface for the user to provide the original tactics (or any tactics of the user's choice), and find ways to iteratively improve the automatically generated script to integrate those tactics back into the suggested script. Tests out new tactics as it goes. Still needs handling for arguments---working on option for minimizing arguments. A simple example that works in many cases already is replacing verbose applications with auto, but can also take custom tactics---though not efficient yet, and not complete. Really meant to provide suggestion for user to try out in fixing proof, not to provide the final tactic script; will clarify. ]</text:span></text:p>
      <text:p text:style-name="P105"/>
      <text:p text:style-name="P64"><text:span text:style-name="T299">B: </text:span>Line 733 points out that sometimes the decompiler produces invalid proof scripts, which doesn't sound like much fun for the user. <text:s/>This seems like one of many senses in which the tactic decompiler is on much less satisfying footing than the proof-term transformation itself.</text:p>
      <text:p text:style-name="P64"/>
      <text:p text:style-name="P70">[Indeed. <text:span text:style-name="T300">Meant for suggestions. Meant as another layer over transformation. Can just do transformation and skip this step. Definitely still a lot of work to do! Just think it's a promising start, especially with second pass.]</text:span></text:p>
      <text:p text:style-name="P70"/>
      <text:p text:style-name="P60">Readability</text:p>
      <text:p text:style-name="P60"/>
      <text:p text:style-name="P90"/>
      <text:p text:style-name="P25"><text:span text:style-name="T294">B. </text:span>More involved refactorings seem to accrete use of additional rules that only hold propositionally. <text:s/>Do we build up toward rather unwieldy proof terms? <text:s/>Can you compose and cancel out these casts over time? (And I'm curious to see what the proof scripts look like.)</text:p>
      <text:p text:style-name="P25"/>
      <text:p text:style-name="P47"><text:span text:style-name="T2">[</text:span><text:span text:style-name="T72">Yeah, they get complicated, though not sure if avoidable. At the least, doesn't add code going back and forth across equivalences. But equality problem is fundamental to the theory. Composition and cancelling out </text:span><text:span text:style-name="T75">(problem that first occurred in PUMPKIN PATCH)</text:span><text:span text:style-name="T72"> can be done by calling a command from another plugin of mine, for example </text:span><text:a xlink:type="simple" xlink:href="https://github.com/uwplse/magic/blob/master/coq/Examples.v#L54" text:style-name="Internet_20_link" text:visited-style-name="Visited_20_Internet_20_Link"><text:span text:style-name="T72">Reducio</text:span></text:a><text:span text:style-name="T72"> </text:span><text:span text:style-name="T76">(implemented in response)</text:span><text:span text:style-name="T72">, but haven't ported to PUMPKIN PATCH due to time constraints and priorities. </text:span><text:span text:style-name="T73">Proof scripts here are for sure </text:span><text:span text:style-name="T74">not pretty yet, involve extra rewrites.</text:span><text:span text:style-name="T72">]</text:span></text:p>
      <text:p text:style-name="P90"/>
      <text:p text:style-name="P24"><text:span text:style-name="T304">B (explicit question):</text:span> Do you have evidence about retaining readability of proof scripts (or even proof terms) over multiple rounds of refactoring, especially when eta or iota wind up implemented propositionally and not definitionally?</text:p>
      <text:p text:style-name="P24"/>
      <text:p text:style-name="P61"><text:span text:style-name="T194">[</text:span><text:span text:style-name="T72">F</text:span><text:span text:style-name="T2">or proof terms </text:span><text:span text:style-name="T168">with algebraic ornaments</text:span><text:span text:style-name="T2">, </text:span><text:span text:style-name="T163">DEVOID </text:span><text:span text:style-name="T164">case studies </text:span><text:span text:style-name="T165">showed </text:span><text:span text:style-name="T166">this </text:span><text:span text:style-name="T167">(at least with the heuristics of proof term </text:span><text:span text:style-name="T169">size and time to reduction), </text:span><text:span text:style-name="T170">and these still all pass. </text:span><text:span text:style-name="T171">For non-ornaments </text:span><text:span text:style-name="T172">when you need eta and iota, </text:span><text:span text:style-name="T181">do expect those to explode for now, </text:span><text:span text:style-name="T182">and r</text:span><text:span text:style-name="T173">ecommend </text:span><text:span text:style-name="T174">applying </text:span><text:span text:style-name="T175">something like </text:span><text:a xlink:type="simple" xlink:href="https://github.com/uwplse/magic/blob/master/coq/Examples.v#L54" text:style-name="Internet_20_link" text:visited-style-name="Visited_20_Internet_20_Link"><text:span text:style-name="T72">Reducio</text:span></text:a><text:span text:style-name="T72"> </text:span><text:span text:style-name="T176">(</text:span><text:span text:style-name="T177">good </text:span><text:span text:style-name="T178">idea actually, thanks, will integrate into the plugin!)---</text:span><text:span text:style-name="T179">nothing </text:span><text:span text:style-name="T180">tried</text:span><text:span text:style-name="T179"> so far. </text:span><text:span text:style-name="T183">For proof scripts, </text:span><text:span text:style-name="T185">have not tried---does not really m</text:span><text:span text:style-name="T186">atch </text:span><text:span text:style-name="T187">intended workflow, </text:span><text:span text:style-name="T188">which assumes </text:span><text:span text:style-name="T189">human is looking at scripts and tweaking </text:span><text:span text:style-name="T190">original based on output. But this workflow was not explicit enough in the paper (TODO point to line hinted at), </text:span><text:span text:style-name="T191">can be more explicit. </text:span><text:span text:style-name="T192">Do expect if just using raw generated scripts, </text:span><text:span text:style-name="T193">things would get nasty.</text:span><text:span text:style-name="T194">]</text:span></text:p>
      <text:p text:style-name="P67"/>
      <text:p text:style-name="P48"><text:soft-page-break/>Case Stud<text:span text:style-name="T295">y Selection</text:span></text:p>
      <text:p text:style-name="P48"/>
      <text:p text:style-name="P65"><text:span text:style-name="T296">B: </text:span>The paragraph at line 798 describes a number of cases of permuting/renaming constructors. <text:s/>At least one of these, "renaming all constructors", seems to actually have zero effect on Coq's internal representations of proof terms, so it's not too impressive as a refactoring. <text:s/>In general, all of these could be handled by a much simpler tool that only renames constructors globally and tweaks argument order to eliminators, though such examples make fine regression tests.</text:p>
      <text:p text:style-name="P65"/>
      <text:p text:style-name="P69">[<text:span text:style-name="T297">Meant to show a simple demonstrative case that happens in practice and can't be handled easily by permuting tactics alone. Maybe doesn't add much given the example in Section 2---OK to omit and spend that space on something more pertinent.]</text:span></text:p>
      <text:p text:style-name="P40"><text:span text:style-name="T2"/></text:p>
      <text:p text:style-name="P27"><text:span text:style-name="T16">B: </text:span><text:span text:style-name="T2">The industry engineer's use case seems different enough from what the paper's introduction leads us to expect that I wonder if it's really representative enough.</text:span></text:p>
      <text:p text:style-name="P27"><text:span text:style-name="T2"/></text:p>
      <text:p text:style-name="P41"><text:span text:style-name="T2">[</text:span><text:span text:style-name="T17">The industrial </text:span><text:span text:style-name="T18">user used CARROT for more than this (also used </text:span><text:span text:style-name="T19">dependent type configurat</text:span><text:span text:style-name="T20">i</text:span><text:span text:style-name="T19">on, for example), </text:span><text:span text:style-name="T21">but this was most common </text:span><text:span text:style-name="T22">and showed diversity </text:span><text:span text:style-name="T23">of applications so we chose to emphasize this.</text:span><text:span text:style-name="T24">]</text:span></text:p>
      <text:p text:style-name="P42"><text:span text:style-name="T24"><text:line-break/></text:span><text:span text:style-name="T95">B: </text:span><text:span text:style-name="T3">The industrial engineer's scenario doesn't sound so compelling to me. <text:s/>He doesn't seem to be using Carrot to evolve a development over time, but instead to counteract the design decisions of an automated Coq-code generator... presumably developed at his own company. <text:s/>I mean, isn't it a globally good idea to use records instead of tuples when targeting Coq? <text:s/>Shouldn't the code generator be fixed? <text:s/>Combine this reaction with the fact that the tuples-to-records connection is relatively simple, and I'm not too excited by the example.</text:span></text:p>
      <text:p text:style-name="P42"><text:span text:style-name="T3"/></text:p>
      <text:p text:style-name="P53"><text:span text:style-name="T3">[</text:span><text:span text:style-name="T96">Fair </text:span><text:span text:style-name="T97">it's not too exciting, </text:span><text:span text:style-name="T98">but again not the only thing the </text:span><text:span text:style-name="T99">industrial user used this for. </text:span><text:span text:style-name="T100">When it comes to fixing the code generator, </text:span><text:span text:style-name="T105">I believe </text:span><text:span text:style-name="T101">t</text:span><text:span text:style-name="T102">he solver-aided language used at the company does not have </text:span><text:span text:style-name="T103">named </text:span><text:span text:style-name="T104">records. </text:span><text:span text:style-name="T106">So the naming information is lost. </text:span><text:span text:style-name="T107">Code generator in Gallina could </text:span><text:span text:style-name="T108">in principle ask for names, </text:span><text:span text:style-name="T109">but right now just separates </text:span><text:span text:style-name="T110">concerns: </text:span><text:span text:style-name="T111">keeps code generator as simple as possible, </text:span><text:span text:style-name="T112">then allows for post-ho</text:span><text:span text:style-name="T113">c refactoring. </text:span><text:span text:style-name="T114">For sure a weird use case, </text:span><text:span text:style-name="T115">but given that industrial use of Coq </text:span><text:span text:style-name="T116">has reached </text:span><text:span text:style-name="T117">only a small number of proof engineers with different styles and different uses, </text:span><text:span text:style-name="T118">perhaps unsurprising. </text:span><text:span text:style-name="T119">Would be a lot of fun to work with more users in the future.]</text:span></text:p>
      <text:p text:style-name="P41"><text:span text:style-name="T24"/></text:p>
      <text:p text:style-name="P44">Workflow</text:p>
      <text:p text:style-name="P44"><text:span text:style-name="T2"/></text:p>
      <text:p text:style-name="P28"><text:span text:style-name="T48">B: </text:span><text:span text:style-name="T2">Obligatory hardball question: what happens when we are transforming sets of related types simultaneously?</text:span></text:p>
      <text:p text:style-name="P28"><text:span text:style-name="T2"/></text:p>
      <text:p text:style-name="P45"><text:span text:style-name="T2">[Assumes incremental workflow, </text:span><text:span text:style-name="T49">but adjusts types that depend on changed type </text:span><text:span text:style-name="T50">(e.g. see figure TODO)</text:span><text:span text:style-name="T49">. </text:span><text:span text:style-name="T51">Meant to be interactive as changes occur. </text:span><text:span text:style-name="T52">But </text:span><text:span text:style-name="T53">an interesting </text:span><text:span text:style-name="T54">case would be when</text:span><text:span text:style-name="T52"> </text:span><text:span text:style-name="T55">th</text:span><text:span text:style-name="T56">e</text:span><text:span text:style-name="T55"> change makes no sense </text:span><text:span text:style-name="T56">incrementally, </text:span><text:span text:style-name="T57">only when </text:span><text:span text:style-name="T58">both are changed at once---</text:span><text:span text:style-name="T59">or too hard for the user to break down. </text:span><text:span text:style-name="T60">Would </text:span><text:span text:style-name="T61">probably force </text:span><text:span text:style-name="T62">user to </text:span><text:span text:style-name="T63">break it down incrementally even though the intermediate stage would not make sense. </text:span><text:span text:style-name="T64">Definitely a workflow limitation! </text:span><text:span text:style-name="T65">Will note this explicitly. </text:span><text:span text:style-name="T67">Another problem with </text:span><text:span text:style-name="T68">changing a lot of datatypes at once is </text:span><text:span text:style-name="T69">the multiple equivalences problem </text:span><text:span text:style-name="T70">mentioned </text:span><text:span text:style-name="T71">on lines TODO and TODO.</text:span><text:span text:style-name="T66">]</text:span></text:p>
      <text:p text:style-name="P45"><text:span text:style-name="T66"/></text:p>
      <text:p text:style-name="P29"><text:span text:style-name="T86">B: </text:span><text:span text:style-name="T66">The workflow discussed in Section 6.4 doesn't sound so ergonomic. <text:s/>Which version of the proof scripts is checked into version control? <text:s/>Do we translate the checked-in version before modifying it, </text:span><text:soft-page-break/><text:span text:style-name="T66">then translate in the other direction before committing? <text:s/>How does this play nicely with any manual edits made within the same source files? <text:s/>Is there some other way this all stays compatible with good software-engineering practices, or is it only practical for one-off exercises?</text:span></text:p>
      <text:p text:style-name="P29"><text:span text:style-name="T66"/></text:p>
      <text:p text:style-name="P59"><text:span text:style-name="T66">B </text:span><text:span text:style-name="T155">(explicit questio</text:span><text:span text:style-name="T156">n)</text:span><text:span text:style-name="T66">: </text:span><text:span text:style-name="T3">You describe your industrial engineer's experience in terms of transform code, edit code, transform code again. <text:s/>How does that play with version control?</text:span></text:p>
      <text:p text:style-name="P29"><text:span text:style-name="T66"/></text:p>
      <text:p text:style-name="P52"><text:span text:style-name="T66">[</text:span><text:span text:style-name="T87">In practice the proof engineer </text:span><text:span text:style-name="T88">just checked everything in. </text:span><text:span text:style-name="T90">Worth noting term is always produced whether or not you generate tactics---tactics are just suggestons (will clarify</text:span><text:span text:style-name="T91">).</text:span><text:span text:style-name="T89"> </text:span><text:span text:style-name="T91">Honestly ideal workflow is </text:span><text:span text:style-name="T92">IDE plugin</text:span><text:span text:style-name="T93"> that suggests things to you. </text:span><text:span text:style-name="T94">Just not implemented because I have to graduate.]</text:span></text:p>
      <text:p text:style-name="P77"/>
      <text:p text:style-name="P100"><text:span text:style-name="T290">Clarifications</text:span></text:p>
      <text:p text:style-name="P100"><text:span text:style-name="T250"/></text:p>
      <text:p text:style-name="P79"><text:span text:style-name="T212">A: </text:span><text:span text:style-name="T236">The transformation replaces rewrites by reflexivity..."</text:span><text:span text:style-name="T1"> <text:s/>The same should be done for conversions that are implicit in the proof term in general and a priori not handled in general </text:span><text:span text:style-name="T212">by the transformation. Maybe you can point this out here.</text:span></text:p>
      <text:p text:style-name="P79"><text:span text:style-name="T212"/></text:p>
      <text:p text:style-name="P66"><text:span text:style-name="T212">[</text:span><text:span text:style-name="T237">Yes, </text:span><text:span text:style-name="T238">this is </text:span><text:span text:style-name="T239">exactly the note from </text:span><text:span text:style-name="T243">line </text:span><text:span text:style-name="T240">TODO</text:span><text:span text:style-name="T241">---</text:span><text:span text:style-name="T242">we will mention it here.]</text:span></text:p>
      <text:p text:style-name="P3"><text:s text:c="2"/></text:p>
      <text:p text:style-name="P7"><text:span text:style-name="T256">A: </text:span>L414: "the structures of DepElim over A and B are always the same", does this mean that they are determined by A and B only, independently of each other? </text:p>
      <text:p text:style-name="P7"/>
      <text:p text:style-name="P80">[We will clarify this; the language is confusing. <text:span text:style-name="T257">It just means that DepElim over A must always have the same number of cases as DepElim over B in order for the configuration to be correct, as noted on TODO]</text:span></text:p>
      <text:p text:style-name="P3"/>
      <text:p text:style-name="P3"><text:span text:style-name="T258">A: </text:span>L424: with expansion are you refering to, δ-unfolding of constants?</text:p>
      <text:p text:style-name="P3"/>
      <text:p text:style-name="P81"><text:span text:style-name="T260">[</text:span>Eta expansion <text:span text:style-name="T259">of lambdas and products. The core theoretical language assumes there are no constants; in practice, we handle this by caching (line TODO). Will clarify.]</text:span></text:p>
      <text:p text:style-name="P3"/>
      <text:p text:style-name="P3"><text:span text:style-name="T262">A: </text:span>L535: Does this means that this typing judgement should hold? The dependent eliminator and eta rule you presented L363 and L390 verify that typing rule. However calling it η is a bit strange in the case of vectors: it is the eta-rule of th<text:span text:style-name="T263">e</text:span> <text:s/>sigma-type used to pack the indices and the vector. </text:p>
      <text:p text:style-name="P3"/>
      <text:p text:style-name="P82">[Yes. <text:span text:style-name="T264">Misspoke when said eta for vectors and not sigma. Will clarify.]</text:span></text:p>
      <text:p text:style-name="P3"><text:s text:c="2"/></text:p>
      <text:p text:style-name="P3"><text:span text:style-name="T265">A: </text:span>L540: You should mention that $\vect{f}$ are the motives of the <text:s/>eliminator. You are missing a parenthesis line 544.</text:p>
      <text:p text:style-name="P3"/>
      <text:p text:style-name="P83">[Will do. Thanks.]</text:p>
      <text:p text:style-name="P3"/>
      <text:p text:style-name="P3"><text:span text:style-name="T303">A: </text:span>L569: What does it mean to "refold constants in constructors"?</text:p>
      <text:p text:style-name="P3"/>
      <text:p text:style-name="P84">[<text:span text:style-name="T268">just say will clarify confusing language]</text:span></text:p>
      <text:p text:style-name="P3"/>
      <text:p text:style-name="P3"><text:span text:style-name="T277">A: </text:span>L733: rather than refold, simpl should unfold constants no?</text:p>
      <text:p text:style-name="P3"/>
      <text:p text:style-name="P87">[<text:span text:style-name="T274">simpl refolds---will cite the work.]</text:span></text:p>
      <text:p text:style-name="P3"><text:soft-page-break/></text:p>
      <text:p text:style-name="P12"><text:span text:style-name="T276">A: </text:span>L1151: I'm wondering what e-graphs and congruence closure algorithms have to do with type-directed proof search? Can you be more specific? You further this point L1195 but I do not see how e-graphs would be able to scale to convertibility of terms: i.e. wouldn't expansion rules that would allow the proof term transformation to apply generally be the β, ι reduction rules of definitional equality? Constructing explicitly the e-graph representing a "quotient" by β, ι equivalence is likely going to be prohibitive.</text:p>
      <text:p text:style-name="P12"/>
      <text:p text:style-name="P89">[<text:span text:style-name="T278">experimental future work, but afaik E-graph doesn't need def. eq., E-graph just needs notion of equality up to transport (for example, cubical, like the implementation from cubical agda) and def. eq. can be implemented as rewrite rules.] </text:span></text:p>
      <text:p text:style-name="P46"><text:span text:style-name="T72"/></text:p>
      <text:p text:style-name="P49"><text:span text:style-name="T72">B: </text:span><text:span text:style-name="T3">Oh, by the way, will your translation get in trouble if an eliminator is only partially applied?</text:span></text:p>
      <text:p text:style-name="P49"><text:span text:style-name="T3"/></text:p>
      <text:p text:style-name="P101"><text:span text:style-name="T3">[</text:span><text:span text:style-name="T77">No, eta-expands any partially </text:span><text:span text:style-name="T78">applied eliminator that it finds. </text:span><text:span text:style-name="T79">If generalized over parameters, </text:span><text:span text:style-name="T80">uses matching---</text:span><text:span text:style-name="T81">same limitations apply as in matching more generally.]</text:span></text:p>
      <text:p text:style-name="P103"><text:span text:style-name="T2"/></text:p>
      <text:p text:style-name="P106"><text:span text:style-name="T2">B. </text:span><text:span text:style-name="T3">Fig. 6 could use a bit more explanation. <text:s/>I think even Coq experts will be confused on how to map it to their own understandings of Gallina. <text:s/>The fact that it comes from a cited paper isn't enough to ensure everyone is familiar with its conventions.</text:span></text:p>
      <text:p text:style-name="P106"><text:span text:style-name="T3"/></text:p>
      <text:p text:style-name="P106"><text:span text:style-name="T3">[</text:span><text:span text:style-name="T2">Will do.]</text:span></text:p>
      <text:p text:style-name="P106"><text:span text:style-name="T2"/></text:p>
      <text:p text:style-name="P107"><text:span text:style-name="T2">B. </text:span><text:span text:style-name="T3">Line 481 says "there can be infinitely many equivalences that correspond to a given change in specification, only some of which are useful (consider refining any A by a proof of unit)". <text:s/>Wouldn't it be impossible to generate the equivalence for any A with more than one distinct element?</text:span></text:p>
      <text:p text:style-name="P107"><text:span text:style-name="T3"/></text:p>
      <text:p text:style-name="P108"><text:span text:style-name="T3">[</text:span><text:span text:style-name="T2">I mean </text:span><text:span text:style-name="T120">the equivalence between </text:span><text:span text:style-name="T2">sigT(</text:span><text:span text:style-name="T123">fun </text:span><text:span text:style-name="T2">u : unit </text:span><text:span text:style-name="T123">=&gt; A</text:span><text:span text:style-name="T124">)</text:span><text:span text:style-name="T120"> and A, which exists for any A: </text:span><text:span text:style-name="T127">let f </text:span><text:span text:style-name="T128">pack into an existential and let g </text:span><text:span text:style-name="T129">take the second projection. </text:span><text:span text:style-name="T130">Section follows by reflexivity, and retraction </text:span><text:span text:style-name="T131">follows by </text:span><text:span text:style-name="T132">eta and the </text:span><text:span text:style-name="T133">fact that </text:span><text:span text:style-name="T134">unit has unique identity proofs</text:span><text:span text:style-name="T125">).</text:span><text:span text:style-name="T121"> </text:span><text:span text:style-name="T122">Will clarify </text:span><text:span text:style-name="T125">and </text:span><text:span text:style-name="T126">include </text:span><text:span text:style-name="T135">Coq </text:span><text:span text:style-name="T126">p</text:span><text:span text:style-name="T125">roof </text:span><text:span text:style-name="T126">in artifact</text:span><text:span text:style-name="T122">.]</text:span><text:span text:style-name="T120"> </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0-09-07T11:25:33.923382299</meta:creation-date>
    <dc:date>2020-09-07T15:35:49.635191379</dc:date>
    <dc:creator>Talia Ringer</dc:creator>
    <meta:editing-duration>PT4H1M34S</meta:editing-duration>
    <meta:editing-cycles>1081</meta:editing-cycles>
    <meta:generator>LibreOffice/4.4.7.2$Linux_X86_64 LibreOffice_project/40$Build-2</meta:generator>
    <meta:document-statistic meta:table-count="0" meta:image-count="0" meta:object-count="0" meta:page-count="9" meta:paragraph-count="107" meta:word-count="4443" meta:character-count="26726" meta:non-whitespace-character-count="22345"/>
  </office:meta>
</office:document-meta>
</file>